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2.906cm" table:align="left"/>
    </style:style>
    <style:style style:name="Tabela1.A" style:family="table-column">
      <style:table-column-properties style:column-width="3.443cm"/>
    </style:style>
    <style:style style:name="Tabela1.B" style:family="table-column">
      <style:table-column-properties style:column-width="3.54cm"/>
    </style:style>
    <style:style style:name="Tabela1.C" style:family="table-column">
      <style:table-column-properties style:column-width="5.923cm"/>
    </style:style>
    <style:style style:name="Tabela1.A1" style:family="table-cell">
      <style:table-cell-properties style:vertical-align="middle" fo:padding="0.049cm" fo:border="none"/>
    </style:style>
    <style:style style:name="Tabela2" style:family="table">
      <style:table-properties style:width="7.775cm" table:align="left"/>
    </style:style>
    <style:style style:name="Tabela2.A" style:family="table-column">
      <style:table-column-properties style:column-width="4.431cm"/>
    </style:style>
    <style:style style:name="Tabela2.B" style:family="table-column">
      <style:table-column-properties style:column-width="3.344cm"/>
    </style:style>
    <style:style style:name="Tabela2.A1" style:family="table-cell">
      <style:table-cell-properties style:vertical-align="middle" fo:padding="0.049cm" fo:border="none"/>
    </style:style>
    <style:style style:name="Tabela3" style:family="table">
      <style:table-properties style:width="8.255cm" table:align="left"/>
    </style:style>
    <style:style style:name="Tabela3.A" style:family="table-column">
      <style:table-column-properties style:column-width="4.911cm"/>
    </style:style>
    <style:style style:name="Tabela3.B" style:family="table-column">
      <style:table-column-properties style:column-width="3.344cm"/>
    </style:style>
    <style:style style:name="Tabela3.A1" style:family="table-cell">
      <style:table-cell-properties style:vertical-align="middle" fo:padding="0.049cm" fo:border="none"/>
    </style:style>
    <style:style style:name="Tabela4" style:family="table">
      <style:table-properties style:width="8.433cm" table:align="left"/>
    </style:style>
    <style:style style:name="Tabela4.A" style:family="table-column">
      <style:table-column-properties style:column-width="4.807cm"/>
    </style:style>
    <style:style style:name="Tabela4.B" style:family="table-column">
      <style:table-column-properties style:column-width="3.627cm"/>
    </style:style>
    <style:style style:name="Tabela4.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5.191cm"/>
    </style:style>
    <style:style style:name="Tabela5.B" style:family="table-column">
      <style:table-column-properties style:column-width="11.809cm"/>
    </style:style>
    <style:style style:name="Tabela5.A1" style:family="table-cell">
      <style:table-cell-properties style:vertical-align="middle" fo:padding="0.049cm" fo:border="none"/>
    </style:style>
    <style:style style:name="Tabela6" style:family="table">
      <style:table-properties style:width="11.79cm" table:align="left"/>
    </style:style>
    <style:style style:name="Tabela6.A" style:family="table-column">
      <style:table-column-properties style:column-width="2.625cm"/>
    </style:style>
    <style:style style:name="Tabela6.B" style:family="table-column">
      <style:table-column-properties style:column-width="3.242cm"/>
    </style:style>
    <style:style style:name="Tabela6.C" style:family="table-column">
      <style:table-column-properties style:column-width="5.923cm"/>
    </style:style>
    <style:style style:name="Tabela6.A1" style:family="table-cell">
      <style:table-cell-properties style:vertical-align="middle" fo:padding="0.049cm" fo:border="none"/>
    </style:style>
    <style:style style:name="Tabela7" style:family="table">
      <style:table-properties style:width="7.775cm" table:align="left"/>
    </style:style>
    <style:style style:name="Tabela7.A" style:family="table-column">
      <style:table-column-properties style:column-width="4.431cm"/>
    </style:style>
    <style:style style:name="Tabela7.B" style:family="table-column">
      <style:table-column-properties style:column-width="3.344cm"/>
    </style:style>
    <style:style style:name="Tabela7.A1" style:family="table-cell">
      <style:table-cell-properties style:vertical-align="middle" fo:padding="0.049cm" fo:border="none"/>
    </style:style>
    <style:style style:name="Tabela8" style:family="table">
      <style:table-properties style:width="8.255cm" table:align="left"/>
    </style:style>
    <style:style style:name="Tabela8.A" style:family="table-column">
      <style:table-column-properties style:column-width="4.911cm"/>
    </style:style>
    <style:style style:name="Tabela8.B" style:family="table-column">
      <style:table-column-properties style:column-width="3.344cm"/>
    </style:style>
    <style:style style:name="Tabela8.A1" style:family="table-cell">
      <style:table-cell-properties style:vertical-align="middle" fo:padding="0.049cm" fo:border="none"/>
    </style:style>
    <style:style style:name="Tabela9" style:family="table">
      <style:table-properties style:width="8.927cm" table:align="left"/>
    </style:style>
    <style:style style:name="Tabela9.A" style:family="table-column">
      <style:table-column-properties style:column-width="5.136cm"/>
    </style:style>
    <style:style style:name="Tabela9.B" style:family="table-column">
      <style:table-column-properties style:column-width="3.791cm"/>
    </style:style>
    <style:style style:name="Tabela9.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417cm"/>
    </style:style>
    <style:style style:name="Tabela10.B" style:family="table-column">
      <style:table-column-properties style:column-width="11.583cm"/>
    </style:style>
    <style:style style:name="Tabela10.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paragraph-properties fo:margin-top="0cm" fo:margin-bottom="0.499cm" loext:contextual-spacing="false"/>
    </style:style>
    <style:style style:name="P3" style:family="paragraph" style:parent-style-name="Table_20_Heading">
      <style:paragraph-properties fo:margin-top="0cm" fo:margin-bottom="0.499cm" loext:contextual-spacing="false"/>
    </style:style>
    <style:style style:name="P4" style:family="paragraph" style:parent-style-name="Heading_20_1">
      <style:text-properties officeooo:rsid="0005eae9" officeooo:paragraph-rsid="0005eae9"/>
    </style:style>
    <style:style style:name="P5" style:family="paragraph" style:parent-style-name="Heading_20_1">
      <style:paragraph-properties fo:break-before="page"/>
      <style:text-properties officeooo:rsid="0005eae9" officeooo:paragraph-rsid="0005eae9"/>
    </style:style>
    <style:style style:name="P6" style:family="paragraph" style:parent-style-name="Preformatted_20_Text">
      <style:paragraph-properties fo:margin-top="0cm" fo:margin-bottom="0.499cm" loext:contextual-spacing="false"/>
    </style:style>
    <style:style style:name="P7" style:family="paragraph" style:parent-style-name="Table_20_Contents">
      <style:paragraph-properties fo:margin-top="0cm" fo:margin-bottom="0.499cm" loext:contextual-spacing="false"/>
    </style:style>
    <style:style style:name="P8" style:family="paragraph" style:parent-style-name="Table_20_Heading">
      <style:paragraph-properties fo:margin-top="0cm" fo:margin-bottom="0.499cm" loext: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text-properties officeooo:rsid="0005eae9" officeooo:paragraph-rsid="0005eae9"/>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ssociations - Linking Tables Together</text:h>
      <text:section text:style-name="Sect1" text:name="associations-linking-tables-together">
        <text:p text:style-name="Text_20_body">Defining relations between different objects in your application should be a natural process. For example, an article may have many comments, and belong to an author. Authors may have many articles and comments. CakePHP makes managing these associations easy. The four association types in CakePHP are: hasOne, hasMany, belongsTo, and belongsToMany.</text:p>
        <table:table table:name="Tabela6" table:style-name="Tabela6">
          <table:table-column table:style-name="Tabela6.A"/>
          <table:table-column table:style-name="Tabela6.B"/>
          <table:table-column table:style-name="Tabela6.C"/>
          <table:table-header-rows>
            <table:table-row table:style-name="TableLine94557598905744">
              <table:table-cell table:style-name="Tabela6.A1" office:value-type="string">
                <text:p text:style-name="P3">Relationship</text:p>
              </table:table-cell>
              <table:table-cell table:style-name="Tabela6.A1" office:value-type="string">
                <text:p text:style-name="P3">Association Type</text:p>
              </table:table-cell>
              <table:table-cell table:style-name="Tabela6.A1" office:value-type="string">
                <text:p text:style-name="P3">Example</text:p>
              </table:table-cell>
            </table:table-row>
          </table:table-header-rows>
          <table:table-row table:style-name="TableLine94557598905744">
            <table:table-cell table:style-name="Tabela6.A1" office:value-type="string">
              <text:p text:style-name="P2">one to one</text:p>
            </table:table-cell>
            <table:table-cell table:style-name="Tabela6.A1" office:value-type="string">
              <text:p text:style-name="P2">hasOne</text:p>
            </table:table-cell>
            <table:table-cell table:style-name="Tabela6.A1" office:value-type="string">
              <text:p text:style-name="P2">A user has one profile.</text:p>
            </table:table-cell>
          </table:table-row>
          <table:table-row table:style-name="TableLine94557598905744">
            <table:table-cell table:style-name="Tabela6.A1" office:value-type="string">
              <text:p text:style-name="P2">one to many</text:p>
            </table:table-cell>
            <table:table-cell table:style-name="Tabela6.A1" office:value-type="string">
              <text:p text:style-name="P2">hasMany</text:p>
            </table:table-cell>
            <table:table-cell table:style-name="Tabela6.A1" office:value-type="string">
              <text:p text:style-name="P2">A user can have multiple articles.</text:p>
            </table:table-cell>
          </table:table-row>
          <table:table-row table:style-name="TableLine94557598905744">
            <table:table-cell table:style-name="Tabela6.A1" office:value-type="string">
              <text:p text:style-name="P2">many to one</text:p>
            </table:table-cell>
            <table:table-cell table:style-name="Tabela6.A1" office:value-type="string">
              <text:p text:style-name="P2">belongsTo</text:p>
            </table:table-cell>
            <table:table-cell table:style-name="Tabela6.A1" office:value-type="string">
              <text:p text:style-name="P2">Many articles belong to a user.</text:p>
            </table:table-cell>
          </table:table-row>
          <table:table-row table:style-name="TableLine94557598905744">
            <table:table-cell table:style-name="Tabela6.A1" office:value-type="string">
              <text:p text:style-name="P2">many to many</text:p>
            </table:table-cell>
            <table:table-cell table:style-name="Tabela6.A1" office:value-type="string">
              <text:p text:style-name="P2">belongsToMany</text:p>
            </table:table-cell>
            <table:table-cell table:style-name="Tabela6.A1" office:value-type="string">
              <text:p text:style-name="P2">Tags belong to many articles.</text:p>
            </table:table-cell>
          </table:table-row>
        </table:table>
        <text:p text:style-name="Text_20_body">Associations are defined during the <text:span text:style-name="Source_20_Text">initialize()</text:span> method of your table object. Methods matching the association type allow you to define the associations in your application. For example if we wanted to define a belongsTo association in our ArticlesTable:</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Authors');</text:p>
        <text:p text:style-name="Preformatted_20_Text"><text:s text:c="4"/>}</text:p>
        <text:p text:style-name="P1">}</text:p>
        <text:p text:style-name="Text_20_body">The simplest form of any association setup takes the table alias you want to associate with. By default all of the details of an association will use the CakePHP conventions. If you want to customize how your associations are handled you can modify them with setters:</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Authors', [</text:p>
        <text:p text:style-name="Preformatted_20_Text"><text:s text:c="16"/>'className' =&gt; 'Publishing.Authors'</text:p>
        <text:p text:style-name="Preformatted_20_Text"><text:s text:c="12"/>])</text:p>
        <text:p text:style-name="Preformatted_20_Text"><text:s text:c="12"/>-&gt;setForeignKey('authorid')</text:p>
        <text:p text:style-name="Preformatted_20_Text"><text:s text:c="12"/>-&gt;setProperty('person');</text:p>
        <text:p text:style-name="Preformatted_20_Text"><text:s text:c="4"/>}</text:p>
        <text:p text:style-name="P1">}</text:p>
        <text:p text:style-name="Text_20_body">You can also use arrays to customize your associations:</text:p>
        <text:p text:style-name="Preformatted_20_Text">$this-&gt;belongsTo('Authors', [</text:p>
        <text:p text:style-name="Preformatted_20_Text"><text:s text:c="4"/>'className' =&gt; 'Publishing.Authors',</text:p>
        <text:p text:style-name="Preformatted_20_Text"><text:s text:c="4"/>'foreignKey' =&gt; 'authorid',</text:p>
        <text:p text:style-name="Preformatted_20_Text"><text:s text:c="4"/>'propertyName' =&gt; 'person'</text:p>
        <text:p text:style-name="P1"><text:soft-page-break/>]);</text:p>
        <text:p text:style-name="Text_20_body">However, arrays do not offer the typehinting and autocomplete benefits that the fluent interface does.</text:p>
        <text:p text:style-name="Text_20_body">The same table can be used multiple times to define different types of associations. For example consider a case where you want to separate approved comments and those that have not been moderated yet:</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Comments')</text:p>
        <text:p text:style-name="Preformatted_20_Text"><text:s text:c="12"/>-&gt;setConditions(['approved' =&gt; true]);</text:p>
        <text:p text:style-name="Preformatted_20_Text"/>
        <text:p text:style-name="Preformatted_20_Text"><text:s text:c="8"/>$this-&gt;hasMany('UnapprovedComments', [</text:p>
        <text:p text:style-name="Preformatted_20_Text"><text:s text:c="16"/>'className' =&gt; 'Comments'</text:p>
        <text:p text:style-name="Preformatted_20_Text"><text:s text:c="12"/>])</text:p>
        <text:p text:style-name="Preformatted_20_Text"><text:s text:c="12"/>-&gt;setConditions(['approved' =&gt; false])</text:p>
        <text:p text:style-name="Preformatted_20_Text"><text:s text:c="12"/>-&gt;setProperty('unapproved_comments');</text:p>
        <text:p text:style-name="Preformatted_20_Text"><text:s text:c="4"/>}</text:p>
        <text:p text:style-name="P1">}</text:p>
        <text:p text:style-name="Text_20_body">As you can see, by specifying the <text:span text:style-name="Source_20_Text">className</text:span> key, it is possible to use the same table as different associations for the same table. You can even create self-associated tables to create parent-child relationships:</text:p>
        <text:p text:style-name="Preformatted_20_Text">class Categori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SubCategories', [</text:p>
        <text:p text:style-name="Preformatted_20_Text"><text:s text:c="12"/>'className' =&gt; 'Categories'</text:p>
        <text:p text:style-name="Preformatted_20_Text"><text:s text:c="8"/>]);</text:p>
        <text:p text:style-name="Preformatted_20_Text"/>
        <text:p text:style-name="Preformatted_20_Text"><text:s text:c="8"/>$this-&gt;belongsTo('ParentCategories', [</text:p>
        <text:p text:style-name="Preformatted_20_Text"><text:s text:c="12"/>'className' =&gt; 'Categories'</text:p>
        <text:p text:style-name="Preformatted_20_Text"><text:s text:c="8"/>]);</text:p>
        <text:p text:style-name="Preformatted_20_Text"><text:s text:c="4"/>}</text:p>
        <text:p text:style-name="P1">}</text:p>
        <text:p text:style-name="Text_20_body">You can also setup associations in mass by making a single call to <text:span text:style-name="Source_20_Text">Table::addAssociations()</text:span> which accepts an array containing a set of table names indexed by association type as an argument:</text:p>
        <text:p text:style-name="Preformatted_20_Text">class PostsTable extends Table</text:p>
        <text:p text:style-name="Preformatted_20_Text">{</text:p>
        <text:p text:style-name="Preformatted_20_Text"><text:s text:c="4"/>public function initialize(array $config)</text:p>
        <text:p text:style-name="Preformatted_20_Text"><text:s text:c="4"/>{</text:p>
        <text:p text:style-name="Preformatted_20_Text"><text:s text:c="7"/>$this-&gt;addAssociations([</text:p>
        <text:p text:style-name="Preformatted_20_Text"><text:s text:c="11"/>'belongsTo' =&gt; [</text:p>
        <text:p text:style-name="Preformatted_20_Text"><text:s text:c="15"/>'Users' =&gt; ['className' =&gt; 'App\Model\Table\UsersTable']</text:p>
        <text:p text:style-name="Preformatted_20_Text"><text:s text:c="11"/>],</text:p>
        <text:p text:style-name="Preformatted_20_Text"><text:s text:c="11"/>'hasMany' =&gt; ['Comments'],</text:p>
        <text:p text:style-name="Preformatted_20_Text"><text:s text:c="11"/>'belongsToMany' =&gt; ['Tags']</text:p>
        <text:p text:style-name="Preformatted_20_Text"><text:s text:c="7"/>]);</text:p>
        <text:p text:style-name="Preformatted_20_Text"><text:s text:c="4"/>}</text:p>
        <text:p text:style-name="P1">}</text:p>
        <text:p text:style-name="Text_20_body"><text:soft-page-break/>Each association type accepts multiple associations where the keys are the aliases, and the values are association config data. If numeric keys are used the values will be treated as association aliases.</text:p>
        <text:section text:style-name="Sect1" text:name="hasone-associations">
          <text:h text:style-name="Heading_20_2" text:outline-level="2"><text:bookmark text:name="has-one-associations1"/>HasOne Associations</text:h>
          <text:p text:style-name="Text_20_body">Let’s set up a Users table with a hasOne relationship to the Addresses table.</text:p>
          <text:p text:style-name="Text_20_body">First, your database tables need to be keyed correctly. For a hasOne relationship to work, one table has to contain a foreign key that points to a record in the other table. In this case, the Addresses table will contain a field called ‘user_id’. The basic pattern is:</text:p>
          <text:p text:style-name="Text_20_body"><text:span text:style-name="Strong_20_Emphasis">hasOne:</text:span> the <text:span text:style-name="Emphasis">other</text:span> model contains the foreign key.</text:p>
          <table:table table:name="Tabela7" table:style-name="Tabela7">
            <table:table-column table:style-name="Tabela7.A"/>
            <table:table-column table:style-name="Tabela7.B"/>
            <table:table-header-rows>
              <table:table-row table:style-name="TableLine94557596490224">
                <table:table-cell table:style-name="Tabela7.A1" office:value-type="string">
                  <text:p text:style-name="P3">Relation</text:p>
                </table:table-cell>
                <table:table-cell table:style-name="Tabela7.A1" office:value-type="string">
                  <text:p text:style-name="P3">Schema</text:p>
                </table:table-cell>
              </table:table-row>
            </table:table-header-rows>
            <table:table-row table:style-name="TableLine94557596490224">
              <table:table-cell table:style-name="Tabela7.A1" office:value-type="string">
                <text:p text:style-name="P2">Users hasOne Addresses</text:p>
              </table:table-cell>
              <table:table-cell table:style-name="Tabela7.A1" office:value-type="string">
                <text:p text:style-name="P2">addresses.user_id</text:p>
              </table:table-cell>
            </table:table-row>
            <table:table-row table:style-name="TableLine94557596490224">
              <table:table-cell table:style-name="Tabela7.A1" office:value-type="string">
                <text:p text:style-name="P2">Doctors hasOne Mentors</text:p>
              </table:table-cell>
              <table:table-cell table:style-name="Tabela7.A1" office:value-type="string">
                <text:p text:style-name="P2">mentors.doctor_id</text:p>
              </table:table-cell>
            </table:table-row>
          </table:table>
          <text:p text:style-name="Text_20_body">It is not mandatory to follow CakePHP conventions, you can override the name of any <text:span text:style-name="Source_20_Text">foreignKey</text:span> in your associations definitions. Nevertheless, sticking to conventions will make your code less repetitive, easier to read and to maintain.</text:p>
          <text:p text:style-name="Text_20_body">Once you create the <text:span text:style-name="Source_20_Text">UsersTable</text:span> and <text:span text:style-name="Source_20_Text">AddressesTable</text:span> classes, you can make the association with the following code:</text:p>
          <text:p text:style-name="Preformatted_20_Text">class User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One('Addresses');</text:p>
          <text:p text:style-name="Preformatted_20_Text"><text:s text:c="4"/>}</text:p>
          <text:p text:style-name="P1">}</text:p>
          <text:p text:style-name="Text_20_body">If you need more control, you can define your associations using the setters. For example, you might want to limit the association to include only certain records:</text:p>
          <text:p text:style-name="Preformatted_20_Text">class User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One('Addresses')</text:p>
          <text:p text:style-name="Preformatted_20_Text"><text:s text:c="12"/>-&gt;setName('Addresses')</text:p>
          <text:p text:style-name="Preformatted_20_Text"><text:s text:c="12"/>-&gt;setConditions(['Addresses.primary' =&gt; '1'])</text:p>
          <text:p text:style-name="Preformatted_20_Text"><text:s text:c="12"/>-&gt;setDependent(true);</text:p>
          <text:p text:style-name="Preformatted_20_Text"><text:s text:c="4"/>}</text:p>
          <text:p text:style-name="P1">}</text:p>
          <text:p text:style-name="Text_20_body">If you want to break different addresses into multiple associations, you can do something like:</text:p>
          <text:p text:style-name="Preformatted_20_Text">class User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One('HomeAddress', [</text:p>
          <text:p text:style-name="Preformatted_20_Text"><text:s text:c="16"/>'className' =&gt; 'Addresses'</text:p>
          <text:p text:style-name="Preformatted_20_Text"><text:s text:c="12"/>])</text:p>
          <text:p text:style-name="Preformatted_20_Text"><text:soft-page-break/><text:s text:c="12"/>-&gt;setProperty('home_address')</text:p>
          <text:p text:style-name="Preformatted_20_Text"><text:s text:c="12"/>-&gt;setConditions(['HomeAddress.label' =&gt; 'Home'])</text:p>
          <text:p text:style-name="Preformatted_20_Text"><text:s text:c="12"/>-&gt;setDependent(true);</text:p>
          <text:p text:style-name="Preformatted_20_Text"><text:s text:c="8"/>$this-&gt;hasOne('WorkAddress', [</text:p>
          <text:p text:style-name="Preformatted_20_Text"><text:s text:c="16"/>'className' =&gt; 'Addresses'</text:p>
          <text:p text:style-name="Preformatted_20_Text"><text:s text:c="12"/>])</text:p>
          <text:p text:style-name="Preformatted_20_Text"><text:s text:c="12"/>-&gt;setProperty('work_address')</text:p>
          <text:p text:style-name="Preformatted_20_Text"><text:s text:c="12"/>-&gt;setConditions(['WorkAddress.label' =&gt; 'Work'])</text:p>
          <text:p text:style-name="Preformatted_20_Text"><text:s text:c="12"/>-&gt;setDependent(true);</text:p>
          <text:p text:style-name="Preformatted_20_Text"><text:s text:c="4"/>}</text:p>
          <text:p text:style-name="P1">}</text:p>
          <text:p text:style-name="Text_20_body">If a column is shared by multiple hasOne associations, you must qualify it with the association alias. In the above example, the ‘label’ column is qualified with the ‘HomeAddress’ and ‘WorkAddress’ aliases.</text:p>
          <text:p text:style-name="Text_20_body">Possible keys for hasOne association arrays include:</text:p>
          <text:list xml:id="list2996189871" text:style-name="L6">
            <text:list-item>
              <text:p text:style-name="P15"><text:span text:style-name="Strong_20_Emphasis">className</text:span>: The class name of the other table. This is the same name used when getting an instance of the table. In the ‘Users hasOne Addresses’ example, it should be ‘Addresses’. The default value is the name of the association.</text:p>
            </text:list-item>
            <text:list-item>
              <text:p text:style-name="P15"><text:span text:style-name="Strong_20_Emphasis">foreignKey</text:span>: The name of the foreign key column in the other table. The default value is the underscored, singular name of the current model, suffixed with ‘_id’ such as ‘user_id’ in the above example.</text:p>
            </text:list-item>
            <text:list-item>
              <text:p text:style-name="P15"><text:span text:style-name="Strong_20_Emphasis">bindingKey</text:span>: The name of the column in the current table used to match the <text:span text:style-name="Source_20_Text">foreignKey</text:span>. The default value is the primary key of the current table such as ‘id’ of Users in the above example.</text:p>
            </text:list-item>
            <text:list-item>
              <text:p text:style-name="P15"><text:span text:style-name="Strong_20_Emphasis">conditions</text:span>: An array of find() compatible conditions such as <text:span text:style-name="Source_20_Text">['Addresses.primary' =&gt; true]</text:span></text:p>
            </text:list-item>
            <text:list-item>
              <text:p text:style-name="P15"><text:span text:style-name="Strong_20_Emphasis">joinType</text:span>: The type of the join used in the SQL query. Accepted values are ‘LEFT’ and ‘INNER’. You can use ‘INNER’ to get results only where the association is set. The default value is ‘LEFT’.</text:p>
            </text:list-item>
            <text:list-item>
              <text:p text:style-name="P15"><text:span text:style-name="Strong_20_Emphasis">dependent</text:span>: When the dependent key is set to <text:span text:style-name="Source_20_Text">true</text:span>, and an entity is deleted, the associated model records are also deleted. In this case we set it to <text:span text:style-name="Source_20_Text">true</text:span> so that deleting a User will also delete her associated Address.</text:p>
            </text:list-item>
            <text:list-item>
              <text:p text:style-name="P15"><text:span text:style-name="Strong_20_Emphasis">cascadeCallbacks</text:span>: When this and <text:span text:style-name="Strong_20_Emphasis">dependent</text:span> are <text:span text:style-name="Source_20_Text">true</text:span>, cascaded deletes will load and delete entities so that callbacks are properly triggered. When <text:span text:style-name="Source_20_Text">false</text:span>, <text:span text:style-name="Source_20_Text">deleteAll()</text:span> is used to remove associated data and no callbacks are triggered.</text:p>
            </text:list-item>
            <text:list-item>
              <text:p text:style-name="P15"><text:span text:style-name="Strong_20_Emphasis">propertyName</text:span>: The property name that should be filled with data from the associated table into the source table results. By default this is the underscored &amp; singular name of the association so <text:span text:style-name="Source_20_Text">address</text:span> in our example.</text:p>
            </text:list-item>
            <text:list-item>
              <text:p text:style-name="P15"><text:span text:style-name="Strong_20_Emphasis">strategy</text:span>: The query strategy used to load matching record from the other table. Accepted values are ‘join’ and ‘select’. Using ‘select’ will generate a separate query. The default is ‘join’.</text:p>
            </text:list-item>
            <text:list-item>
              <text:p text:style-name="P15"><text:span text:style-name="Strong_20_Emphasis">finder</text:span>: The finder method to use when loading associated records.</text:p>
            </text:list-item>
          </text:list>
          <text:p text:style-name="Text_20_body"><text:soft-page-break/>Once this association has been defined, find operations on the Users table can contain the Address record if it exists:</text:p>
          <text:p text:style-name="Preformatted_20_Text">// In a controller or table method.</text:p>
          <text:p text:style-name="Preformatted_20_Text">$query = $users-&gt;find('all')-&gt;contain(['Addresses']);</text:p>
          <text:p text:style-name="Preformatted_20_Text">foreach ($query as $user) {</text:p>
          <text:p text:style-name="Preformatted_20_Text"><text:s text:c="4"/>echo $user-&gt;address-&gt;street;</text:p>
          <text:p text:style-name="P1">}</text:p>
          <text:p text:style-name="Text_20_body">The above would emit SQL that is similar to:</text:p>
          <text:p text:style-name="P1">SELECT * FROM users INNER JOIN addresses ON addresses.user_id = users.id;</text:p>
        </text:section>
        <text:section text:style-name="Sect1" text:name="belongsto-associations">
          <text:h text:style-name="Heading_20_2" text:outline-level="2"><text:bookmark text:name="belongs-to-associations1"/>BelongsTo Associations</text:h>
          <text:p text:style-name="Text_20_body">Now that we have Address data access from the User table, let’s define a belongsTo association in the Addresses table in order to get access to related User data. The belongsTo association is a natural complement to the hasOne and hasMany associations - it allows us to see related data from the other direction.</text:p>
          <text:p text:style-name="Text_20_body">When keying your database tables for a belongsTo relationship, follow this convention:</text:p>
          <text:p text:style-name="Text_20_body"><text:span text:style-name="Strong_20_Emphasis">belongsTo:</text:span> the <text:span text:style-name="Emphasis">current</text:span> model contains the foreign key.</text:p>
          <table:table table:name="Tabela8" table:style-name="Tabela8">
            <table:table-column table:style-name="Tabela8.A"/>
            <table:table-column table:style-name="Tabela8.B"/>
            <table:table-header-rows>
              <table:table-row table:style-name="TableLine94557597719008">
                <table:table-cell table:style-name="Tabela8.A1" office:value-type="string">
                  <text:p text:style-name="P3">Relation</text:p>
                </table:table-cell>
                <table:table-cell table:style-name="Tabela8.A1" office:value-type="string">
                  <text:p text:style-name="P3">Schema</text:p>
                </table:table-cell>
              </table:table-row>
            </table:table-header-rows>
            <table:table-row table:style-name="TableLine94557597719008">
              <table:table-cell table:style-name="Tabela8.A1" office:value-type="string">
                <text:p text:style-name="P2">Addresses belongsTo Users</text:p>
              </table:table-cell>
              <table:table-cell table:style-name="Tabela8.A1" office:value-type="string">
                <text:p text:style-name="P2">addresses.user_id</text:p>
              </table:table-cell>
            </table:table-row>
            <table:table-row table:style-name="TableLine94557597719008">
              <table:table-cell table:style-name="Tabela8.A1" office:value-type="string">
                <text:p text:style-name="P2">Mentors belongsTo Doctors</text:p>
              </table:table-cell>
              <table:table-cell table:style-name="Tabela8.A1" office:value-type="string">
                <text:p text:style-name="P2">mentors.doctor_id</text:p>
              </table:table-cell>
            </table:table-row>
          </table:table>
          <text:p text:style-name="Text_20_body">If a table contains a foreign key, it belongs to the other table.</text:p>
          <text:p text:style-name="Text_20_body">We can define the belongsTo association in our Addresses table as follows:</text:p>
          <text:p text:style-name="Preformatted_20_Text">class Address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Users');</text:p>
          <text:p text:style-name="Preformatted_20_Text"><text:s text:c="4"/>}</text:p>
          <text:p text:style-name="P1">}</text:p>
          <text:p text:style-name="Text_20_body">We can also define a more specific relationship using the setters:</text:p>
          <text:p text:style-name="Preformatted_20_Text">class AddressesTable extends Table</text:p>
          <text:p text:style-name="Preformatted_20_Text">{</text:p>
          <text:p text:style-name="Preformatted_20_Text"><text:s text:c="4"/>public function initialize(array $config)</text:p>
          <text:p text:style-name="Preformatted_20_Text"><text:s text:c="4"/>{</text:p>
          <text:p text:style-name="Preformatted_20_Text"><text:s text:c="8"/>// Prior to 3.4 version, use foreignKey() and joinType()</text:p>
          <text:p text:style-name="Preformatted_20_Text"><text:s text:c="8"/>$this-&gt;belongsTo('Users')</text:p>
          <text:p text:style-name="Preformatted_20_Text"><text:s text:c="12"/>-&gt;setForeignKey('user_id')</text:p>
          <text:p text:style-name="Preformatted_20_Text"><text:s text:c="12"/>-&gt;setJoinType('INNER');</text:p>
          <text:p text:style-name="Preformatted_20_Text"><text:s text:c="4"/>}</text:p>
          <text:p text:style-name="P1">}</text:p>
          <text:p text:style-name="Text_20_body">Possible keys for belongsTo association arrays include:</text:p>
          <text:list xml:id="list1780874265" text:style-name="L7">
            <text:list-item>
              <text:p text:style-name="P16"><text:soft-page-break/><text:span text:style-name="Strong_20_Emphasis">className</text:span>: The class name of the other table. This is the same name used when getting an instance of the table. In the ‘Addresses belongsTo Users’ example, it should be ‘Users’. The default value is the name of the association.</text:p>
            </text:list-item>
            <text:list-item>
              <text:p text:style-name="P16"><text:span text:style-name="Strong_20_Emphasis">foreignKey</text:span>: The name of the foreign key column in the current table. The default value is the underscored, singular name of the other model, suffixed with ‘_id’ such as ‘user_id’ in the above example.</text:p>
            </text:list-item>
            <text:list-item>
              <text:p text:style-name="P16"><text:span text:style-name="Strong_20_Emphasis">bindingKey</text:span>: The name of the column in the other table used to match the <text:span text:style-name="Source_20_Text">foreignKey</text:span>. The default value is the primary key of the other table such as ‘id’ of Users in the above example.</text:p>
            </text:list-item>
            <text:list-item>
              <text:p text:style-name="P16"><text:span text:style-name="Strong_20_Emphasis">conditions</text:span>: An array of find() compatible conditions or SQL strings such as <text:span text:style-name="Source_20_Text">['Users.active' =&gt; true]</text:span></text:p>
            </text:list-item>
            <text:list-item>
              <text:p text:style-name="P16"><text:span text:style-name="Strong_20_Emphasis">joinType</text:span>: The type of the join used in the SQL query. Accepted values are ‘LEFT’ and ‘INNER’. You can use ‘INNER’ to get results only where the association is set. The default value is ‘LEFT’.</text:p>
            </text:list-item>
            <text:list-item>
              <text:p text:style-name="P16"><text:span text:style-name="Strong_20_Emphasis">propertyName</text:span>: The property name that should be filled with data from the associated table into the source table results. By default this is the underscored &amp; singular name of the association so <text:span text:style-name="Source_20_Text">user</text:span> in our example.</text:p>
            </text:list-item>
            <text:list-item>
              <text:p text:style-name="P16"><text:span text:style-name="Strong_20_Emphasis">strategy</text:span>: The query strategy used to load matching record from the other table. Accepted values are ‘join’ and ‘select’. Using ‘select’ will generate a separate query. The default is ‘join’.</text:p>
            </text:list-item>
            <text:list-item>
              <text:p text:style-name="P16"><text:span text:style-name="Strong_20_Emphasis">finder</text:span>: The finder method to use when loading associated records.</text:p>
            </text:list-item>
          </text:list>
          <text:p text:style-name="Text_20_body">Once this association has been defined, find operations on the Addresses table can contain the User record if it exists:</text:p>
          <text:p text:style-name="Preformatted_20_Text">// In a controller or table method.</text:p>
          <text:p text:style-name="Preformatted_20_Text">$query = $addresses-&gt;find('all')-&gt;contain(['Users']);</text:p>
          <text:p text:style-name="Preformatted_20_Text">foreach ($query as $address) {</text:p>
          <text:p text:style-name="Preformatted_20_Text"><text:s text:c="4"/>echo $address-&gt;user-&gt;username;</text:p>
          <text:p text:style-name="P1">}</text:p>
          <text:p text:style-name="Text_20_body">The above would output SQL similar to:</text:p>
          <text:p text:style-name="P1">SELECT * FROM addresses LEFT JOIN users ON addresses.user_id = users.id;</text:p>
        </text:section>
        <text:section text:style-name="Sect1" text:name="hasmany-associations">
          <text:h text:style-name="Heading_20_2" text:outline-level="2"><text:bookmark text:name="has-many-associations1"/>HasMany Associations</text:h>
          <text:p text:style-name="Text_20_body">An example of a hasMany association is “Articles hasMany Comments”. Defining this association will allow us to fetch an article’s comments when the article is loaded.</text:p>
          <text:p text:style-name="Text_20_body">When creating your database tables for a hasMany relationship, follow this convention:</text:p>
          <text:p text:style-name="Text_20_body"><text:span text:style-name="Strong_20_Emphasis">hasMany:</text:span> the <text:span text:style-name="Emphasis">other</text:span> model contains the foreign key.</text:p>
          <table:table table:name="Tabela9" table:style-name="Tabela9">
            <table:table-column table:style-name="Tabela9.A"/>
            <table:table-column table:style-name="Tabela9.B"/>
            <table:table-header-rows>
              <table:table-row table:style-name="TableLine94557551424976">
                <table:table-cell table:style-name="Tabela9.A1" office:value-type="string">
                  <text:p text:style-name="P3">Relation</text:p>
                </table:table-cell>
                <table:table-cell table:style-name="Tabela9.A1" office:value-type="string">
                  <text:p text:style-name="P3">Schema</text:p>
                </table:table-cell>
              </table:table-row>
            </table:table-header-rows>
            <table:table-row table:style-name="TableLine94557551424976">
              <table:table-cell table:style-name="Tabela9.A1" office:value-type="string">
                <text:p text:style-name="P2">Articles hasMany Comments</text:p>
              </table:table-cell>
              <table:table-cell table:style-name="Tabela9.A1" office:value-type="string">
                <text:p text:style-name="P2">Comments.article_id<text:soft-page-break/></text:p>
              </table:table-cell>
            </table:table-row>
            <table:table-row table:style-name="TableLine94557551424976">
              <table:table-cell table:style-name="Tabela9.A1" office:value-type="string">
                <text:p text:style-name="P2">Products hasMany Options</text:p>
              </table:table-cell>
              <table:table-cell table:style-name="Tabela9.A1" office:value-type="string">
                <text:p text:style-name="P2">Options.product_id</text:p>
              </table:table-cell>
            </table:table-row>
            <table:table-row table:style-name="TableLine94557551424976">
              <table:table-cell table:style-name="Tabela9.A1" office:value-type="string">
                <text:p text:style-name="P2">Doctors hasMany Patients</text:p>
              </table:table-cell>
              <table:table-cell table:style-name="Tabela9.A1" office:value-type="string">
                <text:p text:style-name="P2">Patients.doctor_id</text:p>
              </table:table-cell>
            </table:table-row>
          </table:table>
          <text:p text:style-name="Text_20_body">We can define the hasMany association in our Articles model as follows:</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Comments');</text:p>
          <text:p text:style-name="Preformatted_20_Text"><text:s text:c="4"/>}</text:p>
          <text:p text:style-name="P1">}</text:p>
          <text:p text:style-name="Text_20_body">We can also define a more specific relationship using the setters:</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Comments')</text:p>
          <text:p text:style-name="Preformatted_20_Text"><text:s text:c="12"/>-&gt;setForeignKey('article_id')</text:p>
          <text:p text:style-name="Preformatted_20_Text"><text:s text:c="12"/>-&gt;setDependent(true);</text:p>
          <text:p text:style-name="Preformatted_20_Text"><text:s text:c="4"/>}</text:p>
          <text:p text:style-name="P1">}</text:p>
          <text:p text:style-name="Text_20_body">Sometimes you may want to configure composite keys in your associations:</text:p>
          <text:p text:style-name="Preformatted_20_Text">// Within ArticlesTable::initialize() call</text:p>
          <text:p text:style-name="Preformatted_20_Text">$this-&gt;hasMany('Comments')</text:p>
          <text:p text:style-name="Preformatted_20_Text"><text:s text:c="4"/>-&gt;setForeignKey([</text:p>
          <text:p text:style-name="Preformatted_20_Text"><text:s text:c="8"/>'article_id',</text:p>
          <text:p text:style-name="Preformatted_20_Text"><text:s text:c="8"/>'article_hash'</text:p>
          <text:p text:style-name="P1"><text:s text:c="4"/>]);</text:p>
          <text:p text:style-name="Text_20_body">Relying on the example above, we have passed an array containing the desired composite keys to <text:span text:style-name="Source_20_Text">setForeignKey()</text:span>. By default the <text:span text:style-name="Source_20_Text">bindingKey</text:span> would be automatically defined as <text:span text:style-name="Source_20_Text">id</text:span> and <text:span text:style-name="Source_20_Text">hash</text:span> respectively, but let’s assume that you need to specify different binding fields than the defaults. You can setup it manually with <text:span text:style-name="Source_20_Text">setBindingKey()</text:span>:</text:p>
          <text:p text:style-name="Preformatted_20_Text">// Within ArticlesTable::initialize() call</text:p>
          <text:p text:style-name="Preformatted_20_Text">$this-&gt;hasMany('Comments')</text:p>
          <text:p text:style-name="Preformatted_20_Text"><text:s text:c="4"/>-&gt;setForeignKey([</text:p>
          <text:p text:style-name="Preformatted_20_Text"><text:s text:c="8"/>'article_id',</text:p>
          <text:p text:style-name="Preformatted_20_Text"><text:s text:c="8"/>'article_hash'</text:p>
          <text:p text:style-name="Preformatted_20_Text"><text:s text:c="4"/>])</text:p>
          <text:p text:style-name="Preformatted_20_Text"><text:s text:c="4"/>-&gt;setBindingKey([</text:p>
          <text:p text:style-name="Preformatted_20_Text"><text:s text:c="8"/>'whatever_id',</text:p>
          <text:p text:style-name="Preformatted_20_Text"><text:s text:c="8"/>'whatever_hash'</text:p>
          <text:p text:style-name="P1"><text:s text:c="4"/>]);</text:p>
          <text:p text:style-name="Text_20_body">Like hasOne associations, <text:span text:style-name="Source_20_Text">foreignKey</text:span> is in the other (Comments) table and <text:span text:style-name="Source_20_Text">bindingKey</text:span> is in the current (Articles) table.</text:p>
          <text:p text:style-name="Text_20_body"><text:soft-page-break/>Possible keys for hasMany association arrays include:</text:p>
          <text:list xml:id="list4174988379" text:style-name="L8">
            <text:list-item>
              <text:p text:style-name="P17"><text:span text:style-name="Strong_20_Emphasis">className</text:span>: The class name of the other table. This is the same name used when getting an instance of the table. In the ‘Articles hasMany Comments’ example, it should be ‘Comments’. The default value is the name of the association.</text:p>
            </text:list-item>
            <text:list-item>
              <text:p text:style-name="P17"><text:span text:style-name="Strong_20_Emphasis">foreignKey</text:span>: The name of the foreign key column in the other table. The default value is the underscored, singular name of the current model, suffixed with ‘_id’ such as ‘article_id’ in the above example.</text:p>
            </text:list-item>
            <text:list-item>
              <text:p text:style-name="P17"><text:span text:style-name="Strong_20_Emphasis">bindingKey</text:span>: The name of the column in the current table used to match the <text:span text:style-name="Source_20_Text">foreignKey</text:span>. The default value is the primary key of the current table such as ‘id’ of Articles in the above example.</text:p>
            </text:list-item>
            <text:list-item>
              <text:p text:style-name="P17"><text:span text:style-name="Strong_20_Emphasis">conditions</text:span>: an array of find() compatible conditions or SQL strings such as <text:span text:style-name="Source_20_Text">['Comments.visible' =&gt; true]</text:span></text:p>
            </text:list-item>
            <text:list-item>
              <text:p text:style-name="P17"><text:span text:style-name="Strong_20_Emphasis">sort</text:span>: An array of find() compatible order clauses or SQL strings such as <text:span text:style-name="Source_20_Text">['Comments.created' =&gt; 'ASC']</text:span></text:p>
            </text:list-item>
            <text:list-item>
              <text:p text:style-name="P17"><text:span text:style-name="Strong_20_Emphasis">dependent</text:span>: When dependent is set to <text:span text:style-name="Source_20_Text">true</text:span>, recursive model deletion is possible. In this example, Comment records will be deleted when their associated Article record has been deleted.</text:p>
            </text:list-item>
            <text:list-item>
              <text:p text:style-name="P17"><text:span text:style-name="Strong_20_Emphasis">cascadeCallbacks</text:span>: When this and <text:span text:style-name="Strong_20_Emphasis">dependent</text:span> are <text:span text:style-name="Source_20_Text">true</text:span>, cascaded deletes will load and delete entities so that callbacks are properly triggered. When <text:span text:style-name="Source_20_Text">false</text:span>, <text:span text:style-name="Source_20_Text">deleteAll()</text:span> is used to remove associated data and no callbacks are triggered.</text:p>
            </text:list-item>
            <text:list-item>
              <text:p text:style-name="P17"><text:span text:style-name="Strong_20_Emphasis">propertyName</text:span>: The property name that should be filled with data from the associated table into the source table results. By default this is the underscored &amp; plural name of the association so <text:span text:style-name="Source_20_Text">comments</text:span> in our example.</text:p>
            </text:list-item>
            <text:list-item>
              <text:p text:style-name="P17"><text:span text:style-name="Strong_20_Emphasis">strategy</text:span>: Defines the query strategy to use. Defaults to ‘select’. The other valid value is ‘subquery’, which replaces the <text:span text:style-name="Source_20_Text">IN</text:span> list with an equivalent subquery.</text:p>
            </text:list-item>
            <text:list-item>
              <text:p text:style-name="P17"><text:span text:style-name="Strong_20_Emphasis">saveStrategy</text:span>: Either ‘append’ or ‘replace’. Defaults to ‘append’. When ‘append’ the current records are appended to any records in the database. When ‘replace’ associated records not in the current set will be removed. If the foreign key is a nullable column or if <text:span text:style-name="Source_20_Text">dependent</text:span> is true records will be orphaned.</text:p>
            </text:list-item>
            <text:list-item>
              <text:p text:style-name="P17"><text:span text:style-name="Strong_20_Emphasis">finder</text:span>: The finder method to use when loading associated records.</text:p>
            </text:list-item>
          </text:list>
          <text:p text:style-name="Text_20_body">Once this association has been defined, find operations on the Articles table can contain the Comment records if they exist:</text:p>
          <text:p text:style-name="Preformatted_20_Text">// In a controller or table method.</text:p>
          <text:p text:style-name="Preformatted_20_Text">$query = $articles-&gt;find('all')-&gt;contain(['Comments']);</text:p>
          <text:p text:style-name="Preformatted_20_Text">foreach ($query as $article) {</text:p>
          <text:p text:style-name="Preformatted_20_Text"><text:s text:c="4"/>echo $article-&gt;comments[0]-&gt;text;</text:p>
          <text:p text:style-name="P1">}</text:p>
          <text:p text:style-name="Text_20_body">The above would output SQL similar to:</text:p>
          <text:p text:style-name="Preformatted_20_Text">SELECT * FROM articles;</text:p>
          <text:p text:style-name="P1">SELECT * FROM comments WHERE article_id IN (1, 2, 3, 4, 5);</text:p>
          <text:p text:style-name="Text_20_body"><text:soft-page-break/>When the subquery strategy is used, SQL similar to the following will be generated:</text:p>
          <text:p text:style-name="Preformatted_20_Text">SELECT * FROM articles;</text:p>
          <text:p text:style-name="P1">SELECT * FROM comments WHERE article_id IN (SELECT id FROM articles);</text:p>
          <text:p text:style-name="Text_20_body">You may want to cache the counts for your hasMany associations. This is useful when you often need to show the number of associated records, but don’t want to load all the records just to count them. For example, the comment count on any given article is often cached to make generating lists of articles more efficient. You can use the <text:a xlink:type="simple" xlink:href="https://book.cakephp.org/3/en/orm/behaviors/counter-cache.html" text:style-name="Internet_20_link" text:visited-style-name="Visited_20_Internet_20_Link">CounterCacheBehavior</text:a> to cache counts of associated records.</text:p>
          <text:p text:style-name="Text_20_body">You should make sure that your database tables do not contain columns that match association property names. If for example you have counter fields that conflict with association properties, you must either rename the association property, or the column name.</text:p>
        </text:section>
        <text:section text:style-name="Sect1" text:name="belongstomany-associations">
          <text:h text:style-name="Heading_20_2" text:outline-level="2"><text:bookmark text:name="belongs-to-many-associations1"/>BelongsToMany Associations</text:h>
          <text:p text:style-name="Text_20_body">In 3.0 and onward <text:span text:style-name="Source_20_Text">hasAndBelongsToMany</text:span> / <text:span text:style-name="Source_20_Text">HABTM</text:span> has been renamed to <text:span text:style-name="Source_20_Text">belongsToMany</text:span> / <text:span text:style-name="Source_20_Text">BTM</text:span>.</text:p>
          <text:p text:style-name="Text_20_body">An example of a BelongsToMany association is “Article BelongsToMany Tags”, where the tags from one article are shared with other articles. BelongsToMany is often referred to as “has and belongs to many”, and is a classic “many to many” association.</text:p>
          <text:p text:style-name="Text_20_body">The main difference between hasMany and BelongsToMany is that the link between the models in a BelongsToMany association is not exclusive. For example, we are joining our Articles table with a Tags table. Using ‘funny’ as a Tag for my Article, doesn’t “use up” the tag. I can also use it on the next article I write.</text:p>
          <text:p text:style-name="Text_20_body">Three database tables are required for a BelongsToMany association. In the example above we would need tables for <text:span text:style-name="Source_20_Text">articles</text:span>, <text:span text:style-name="Source_20_Text">tags</text:span> and <text:span text:style-name="Source_20_Text">articles_tags</text:span>. The <text:span text:style-name="Source_20_Text">articles_tags</text:span> table contains the data that links tags and articles together. The joining table is named after the two tables involved, separated with an underscore by convention. In its simplest form, this table consists of <text:span text:style-name="Source_20_Text">article_id</text:span> and <text:span text:style-name="Source_20_Text">tag_id</text:span>.</text:p>
          <text:p text:style-name="Text_20_body"><text:span text:style-name="Strong_20_Emphasis">belongsToMany</text:span> requires a separate join table that includes both <text:span text:style-name="Emphasis">model</text:span> names.</text:p>
          <table:table table:name="Tabela10" table:style-name="Tabela10">
            <table:table-column table:style-name="Tabela10.A"/>
            <table:table-column table:style-name="Tabela10.B"/>
            <table:table-header-rows>
              <table:table-row table:style-name="TableLine94557596726032">
                <table:table-cell table:style-name="Tabela10.A1" office:value-type="string">
                  <text:p text:style-name="P3">Relationship</text:p>
                </table:table-cell>
                <table:table-cell table:style-name="Tabela10.A1" office:value-type="string">
                  <text:p text:style-name="P3">Join Table Fields</text:p>
                </table:table-cell>
              </table:table-row>
            </table:table-header-rows>
            <table:table-row table:style-name="TableLine94557596726032">
              <table:table-cell table:style-name="Tabela10.A1" office:value-type="string">
                <text:p text:style-name="P2">Articles belongsToMany Tags</text:p>
              </table:table-cell>
              <table:table-cell table:style-name="Tabela10.A1" office:value-type="string">
                <text:p text:style-name="P2">articles_tags.id, articles_tags.tag_id, articles_tags.article_id</text:p>
              </table:table-cell>
            </table:table-row>
            <table:table-row table:style-name="TableLine94557596726032">
              <table:table-cell table:style-name="Tabela10.A1" office:value-type="string">
                <text:p text:style-name="P2">Patients belongsToMany Doctors</text:p>
              </table:table-cell>
              <table:table-cell table:style-name="Tabela10.A1" office:value-type="string">
                <text:p text:style-name="P2">doctors_patients.id, doctors_patients.doctor_id, doctors_patients.patient_id.</text:p>
              </table:table-cell>
            </table:table-row>
          </table:table>
          <text:p text:style-name="Text_20_body">We can define the belongsToMany association in both our models as follows:</text:p>
          <text:p text:style-name="Preformatted_20_Text">// In src/Model/Table/ArticlesTable.php</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Tags');</text:p>
          <text:p text:style-name="Preformatted_20_Text"><text:s text:c="4"/>}</text:p>
          <text:p text:style-name="Preformatted_20_Text"><text:soft-page-break/>}</text:p>
          <text:p text:style-name="Preformatted_20_Text"/>
          <text:p text:style-name="Preformatted_20_Text">// In src/Model/Table/TagsTable.php</text:p>
          <text:p text:style-name="Preformatted_20_Text">class Tag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Articles');</text:p>
          <text:p text:style-name="Preformatted_20_Text"><text:s text:c="4"/>}</text:p>
          <text:p text:style-name="P1">}</text:p>
          <text:p text:style-name="Text_20_body">We can also define a more specific relationship using configuration:</text:p>
          <text:p text:style-name="Preformatted_20_Text">// In src/Model/Table/TagsTable.php</text:p>
          <text:p text:style-name="Preformatted_20_Text">class Tag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Articles', [</text:p>
          <text:p text:style-name="Preformatted_20_Text"><text:s text:c="12"/>'joinTable' =&gt; 'articles_tags',</text:p>
          <text:p text:style-name="Preformatted_20_Text"><text:s text:c="8"/>]);</text:p>
          <text:p text:style-name="Preformatted_20_Text"><text:s text:c="4"/>}</text:p>
          <text:p text:style-name="P1">}</text:p>
          <text:p text:style-name="Text_20_body">Possible keys for belongsToMany association arrays include:</text:p>
          <text:list xml:id="list4143821761" text:style-name="L9">
            <text:list-item>
              <text:p text:style-name="P18"><text:span text:style-name="Strong_20_Emphasis">className</text:span>: The class name of the other table. This is the same name used when getting an instance of the table. In the ‘Articles belongsToMany Tags’ example, it should be ‘Tags’. The default value is the name of the association.</text:p>
            </text:list-item>
            <text:list-item>
              <text:p text:style-name="P18"><text:span text:style-name="Strong_20_Emphasis">joinTable</text:span>: The name of the join table used in this association (if the current table doesn’t adhere to the naming convention for belongsToMany join tables). By default this table name will be used to load the Table instance for the join table.</text:p>
            </text:list-item>
            <text:list-item>
              <text:p text:style-name="P18"><text:span text:style-name="Strong_20_Emphasis">foreignKey</text:span>: The name of the foreign key that references the current model found on the join table, or list in case of composite foreign keys. This is especially handy if you need to define multiple belongsToMany relationships. The default value for this key is the underscored, singular name of the current model, suffixed with ‘_id’.</text:p>
            </text:list-item>
            <text:list-item>
              <text:p text:style-name="P18"><text:span text:style-name="Strong_20_Emphasis">bindingKey</text:span>: The name of the column in the current table, that will be used for matching the <text:span text:style-name="Source_20_Text">foreignKey</text:span>. Defaults to the primary key.</text:p>
            </text:list-item>
            <text:list-item>
              <text:p text:style-name="P18"><text:span text:style-name="Strong_20_Emphasis">targetForeignKey</text:span>: The name of the foreign key that references the target model found on the join model, or list in case of composite foreign keys. The default value for this key is the underscored, singular name of the target model, suffixed with ‘_id’.</text:p>
            </text:list-item>
            <text:list-item>
              <text:p text:style-name="P18"><text:span text:style-name="Strong_20_Emphasis">conditions</text:span>: An array of <text:span text:style-name="Source_20_Text">find()</text:span> compatible conditions. If you have conditions on an associated table, you should use a ‘through’ model, and define the necessary belongsTo associations on it.</text:p>
            </text:list-item>
            <text:list-item>
              <text:p text:style-name="P18"><text:span text:style-name="Strong_20_Emphasis">sort</text:span>: an array of find() compatible order clauses.</text:p>
            </text:list-item>
            <text:list-item>
              <text:p text:style-name="P18"><text:span text:style-name="Strong_20_Emphasis">dependent</text:span>: When the dependent key is set to <text:span text:style-name="Source_20_Text">false</text:span>, and an entity is deleted, the data of the join table will not be deleted.</text:p>
            </text:list-item>
            <text:list-item>
              <text:p text:style-name="P18"><text:soft-page-break/><text:span text:style-name="Strong_20_Emphasis">through</text:span>: Allows you to provide either the alias of the Table instance you want used on the join table, or the instance itself. This makes customizing the join table keys possible, and allows you to customize the behavior of the pivot table.</text:p>
            </text:list-item>
            <text:list-item>
              <text:p text:style-name="P18"><text:span text:style-name="Strong_20_Emphasis">cascadeCallbacks</text:span>: When this is <text:span text:style-name="Source_20_Text">true</text:span>, cascaded deletes will load and delete entities so that callbacks are properly triggered on join table records. When <text:span text:style-name="Source_20_Text">false</text:span>, <text:span text:style-name="Source_20_Text">deleteAll()</text:span> is used to remove associated data and no callbacks are triggered. This defaults to <text:span text:style-name="Source_20_Text">false</text:span> to help reduce overhead.</text:p>
            </text:list-item>
            <text:list-item>
              <text:p text:style-name="P18"><text:span text:style-name="Strong_20_Emphasis">propertyName</text:span>: The property name that should be filled with data from the associated table into the source table results. By default this is the underscored &amp; plural name of the association, so <text:span text:style-name="Source_20_Text">tags</text:span> in our example.</text:p>
            </text:list-item>
            <text:list-item>
              <text:p text:style-name="P18"><text:span text:style-name="Strong_20_Emphasis">strategy</text:span>: Defines the query strategy to use. Defaults to ‘select’. The other valid value is ‘subquery’, which replaces the <text:span text:style-name="Source_20_Text">IN</text:span> list with an equivalent subquery.</text:p>
            </text:list-item>
            <text:list-item>
              <text:p text:style-name="P18"><text:span text:style-name="Strong_20_Emphasis">saveStrategy</text:span>: Either ‘append’ or ‘replace’. Defaults to ‘replace’. Indicates the mode to be used for saving associated entities. The former will only create new links between both side of the relation and the latter will do a wipe and replace to create the links between the passed entities when saving.</text:p>
            </text:list-item>
            <text:list-item>
              <text:p text:style-name="P18"><text:span text:style-name="Strong_20_Emphasis">finder</text:span>: The finder method to use when loading associated records.</text:p>
            </text:list-item>
          </text:list>
          <text:p text:style-name="Text_20_body">Once this association has been defined, find operations on the Articles table can contain the Tag records if they exist:</text:p>
          <text:p text:style-name="Preformatted_20_Text">// In a controller or table method.</text:p>
          <text:p text:style-name="Preformatted_20_Text">$query = $articles-&gt;find('all')-&gt;contain(['Tags']);</text:p>
          <text:p text:style-name="Preformatted_20_Text">foreach ($query as $article) {</text:p>
          <text:p text:style-name="Preformatted_20_Text"><text:s text:c="4"/>echo $article-&gt;tags[0]-&gt;text;</text:p>
          <text:p text:style-name="P1">}</text:p>
          <text:p text:style-name="Text_20_body">The above would output SQL similar to:</text:p>
          <text:p text:style-name="Preformatted_20_Text">SELECT * FROM articles;</text:p>
          <text:p text:style-name="Preformatted_20_Text">SELECT * FROM tags</text:p>
          <text:p text:style-name="Preformatted_20_Text">INNER JOIN articles_tags ON (</text:p>
          <text:p text:style-name="Preformatted_20_Text"><text:s text:c="2"/>tags.id = article_tags.tag_id</text:p>
          <text:p text:style-name="Preformatted_20_Text"><text:s text:c="2"/>AND article_id IN (1, 2, 3, 4, 5)</text:p>
          <text:p text:style-name="P1">);</text:p>
          <text:p text:style-name="Text_20_body">When the subquery strategy is used, SQL similar to the following will be generated:</text:p>
          <text:p text:style-name="Preformatted_20_Text">SELECT * FROM articles;</text:p>
          <text:p text:style-name="Preformatted_20_Text">SELECT * FROM tags</text:p>
          <text:p text:style-name="Preformatted_20_Text">INNER JOIN articles_tags ON (</text:p>
          <text:p text:style-name="Preformatted_20_Text"><text:s text:c="2"/>tags.id = article_tags.tag_id</text:p>
          <text:p text:style-name="Preformatted_20_Text"><text:s text:c="2"/>AND article_id IN (SELECT id FROM articles)</text:p>
          <text:p text:style-name="P1">);</text:p>
          <text:section text:style-name="Sect1" text:name="using-the-through-option">
            <text:h text:style-name="Heading_20_3" text:outline-level="3"><text:bookmark text:name="id1"/>Using the ‘through’ Option</text:h>
            <text:p text:style-name="Text_20_body">If you plan on adding extra information to the join/pivot table, or if you need to use join columns outside of the conventions, you will need to define the <text:span text:style-name="Source_20_Text">through</text:span> option. The <text:span text:style-name="Source_20_Text">through</text:span> option provides you full control over how the belongsToMany association will be created.</text:p>
            <text:p text:style-name="Text_20_body"><text:soft-page-break/>It is sometimes desirable to store additional data with a many to many association. Consider the following:</text:p>
            <text:p text:style-name="Preformatted_20_Text">Student BelongsToMany Course</text:p>
            <text:p text:style-name="P1">Course BelongsToMany Student</text:p>
            <text:p text:style-name="Text_20_body">A Student can take many Courses and a Course can be taken by many Students. This is a simple many to many association. The following table would suffice:</text:p>
            <text:p text:style-name="P1">id | student_id | course_id</text:p>
            <text:p text:style-name="Text_20_body">Now what if we want to store the number of days that were attended by the student on the course and their final grade? The table we’d want would be:</text:p>
            <text:p text:style-name="P1">id | student_id | course_id | days_attended | grade</text:p>
            <text:p text:style-name="Text_20_body">The way to implement our requirement is to use a <text:span text:style-name="Strong_20_Emphasis">join model</text:span>, otherwise known as a <text:span text:style-name="Strong_20_Emphasis">hasMany through</text:span> association. That is, the association is a model itself. So, we can create a new model CoursesMemberships. Take a look at the following models:</text:p>
            <text:p text:style-name="Preformatted_20_Text">class Student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Courses', [</text:p>
            <text:p text:style-name="Preformatted_20_Text"><text:s text:c="12"/>'through' =&gt; 'CoursesMemberships',</text:p>
            <text:p text:style-name="Preformatted_20_Text"><text:s text:c="8"/>]);</text:p>
            <text:p text:style-name="Preformatted_20_Text"><text:s text:c="4"/>}</text:p>
            <text:p text:style-name="Preformatted_20_Text">}</text:p>
            <text:p text:style-name="Preformatted_20_Text"/>
            <text:p text:style-name="Preformatted_20_Text">class Cours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Students', [</text:p>
            <text:p text:style-name="Preformatted_20_Text"><text:s text:c="12"/>'through' =&gt; 'CoursesMemberships',</text:p>
            <text:p text:style-name="Preformatted_20_Text"><text:s text:c="8"/>]);</text:p>
            <text:p text:style-name="Preformatted_20_Text"><text:s text:c="4"/>}</text:p>
            <text:p text:style-name="Preformatted_20_Text">}</text:p>
            <text:p text:style-name="Preformatted_20_Text"/>
            <text:p text:style-name="Preformatted_20_Text">class CoursesMembership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Students');</text:p>
            <text:p text:style-name="Preformatted_20_Text"><text:s text:c="8"/>$this-&gt;belongsTo('Courses');</text:p>
            <text:p text:style-name="Preformatted_20_Text"><text:s text:c="4"/>}</text:p>
            <text:p text:style-name="P1">}</text:p>
            <text:p text:style-name="Text_20_body">The CoursesMemberships join table uniquely identifies a given Student’s participation on a Course in addition to extra meta-information.</text:p>
          </text:section>
        </text:section>
        <text:section text:style-name="Sect1" text:name="default-association-conditions">
          <text:h text:style-name="Heading_20_2" text:outline-level="2">Default Association Conditions</text:h>
          <text:p text:style-name="Text_20_body">The <text:span text:style-name="Source_20_Text">finder</text:span> option allows you to use a <text:a xlink:type="simple" xlink:href="https://book.cakephp.org/3/en/orm/retrieving-data-and-resultsets.html#custom-find-methods" text:style-name="Internet_20_link" text:visited-style-name="Visited_20_Internet_20_Link">custom finder</text:a> to load associated record data. Using a finder method lets you encapsulate and reuse your query logic:</text:p>
          <text:p text:style-name="Preformatted_20_Text">// When the authors association is loaded,</text:p>
          <text:p text:style-name="Preformatted_20_Text">// AuthorsTable::findActive() will be called.</text:p>
          <text:p text:style-name="Preformatted_20_Text"><text:soft-page-break/>$this-&gt;belongsTo('Authors')</text:p>
          <text:p text:style-name="Preformatted_20_Text"><text:s text:c="4"/>-&gt;setFinder('active')</text:p>
          <text:p text:style-name="Preformatted_20_Text"/>
          <text:p text:style-name="Preformatted_20_Text">// Pass options to the association finder</text:p>
          <text:p text:style-name="Preformatted_20_Text">// The passed options will be added to the ``$options`` parameter</text:p>
          <text:p text:style-name="Preformatted_20_Text">// of findActive()</text:p>
          <text:p text:style-name="Preformatted_20_Text">$this-&gt;belongsTo('Authors')</text:p>
          <text:p text:style-name="P1"><text:s text:c="4"/>-&gt;setFinder(['active' =&gt; ['temporary' =&gt; true]]);</text:p>
          <text:p text:style-name="Text_20_body">There are some limitations when using finders to load data in associations that are loaded using joins (belongsTo/hasOne). Only the following aspects of the query will be applied to the root query:</text:p>
          <text:list xml:id="list2203113833" text:style-name="L10">
            <text:list-item>
              <text:p text:style-name="P19"><text:span text:style-name="Source_20_Text">WHERE</text:span> conditions.</text:p>
            </text:list-item>
            <text:list-item>
              <text:p text:style-name="P19">Additional joins.</text:p>
            </text:list-item>
            <text:list-item>
              <text:p text:style-name="P19">Contained associations.</text:p>
            </text:list-item>
          </text:list>
          <text:p text:style-name="Text_20_body">Other aspects of the query, such as selected columns, order, group by, having and other sub-statements, will not be applied to the root query. Associations that are <text:span text:style-name="Emphasis">not</text:span> loaded through joins (hasMany/belongsToMany), do not have the above restrictions and can also use result formatters or map/reduce functions.</text:p>
        </text:section>
        <text:section text:style-name="Sect1" text:name="loading-associations">
          <text:h text:style-name="Heading_20_2" text:outline-level="2">Loading Associations</text:h>
          <text:p text:style-name="Text_20_body">Once you’ve defined your associations you can <text:a xlink:type="simple" xlink:href="https://book.cakephp.org/3/en/orm/retrieving-data-and-resultsets.html#eager-loading-associations" text:style-name="Internet_20_link" text:visited-style-name="Visited_20_Internet_20_Link">eager load associations</text:a> when fetching results.</text:p>
        </text:section>
      </text:section>
      <text:p text:style-name="P14"/>
      <text:h text:style-name="P5" text:outline-level="1">CakePHPRelacionamentos</text:h>
      <text:h text:style-name="Heading_20_1" text:outline-level="1">Associações - Conectando tabelas</text:h>
      <text:section text:style-name="Sect1" text:name="associacoes-conectando-tabelas">
        <text:p text:style-name="Text_20_body">Definindo a relação entre diferentes objectos na sua aplicação deveria ser um processo natural. Por exemplo, um artigo deve ter muitos comentários, e pertencer a um autor. Autores deve ter muitos artigos e logo muitos comentários. O CakePHP torna fácil a gestão das relações entre os modelos. As quatro tipo de associações no CakePHP são: hasOne, hasMany, belongsTo, and belongsToMany.</text:p>
        <table:table table:name="Tabela1" table:style-name="Tabela1">
          <table:table-column table:style-name="Tabela1.A"/>
          <table:table-column table:style-name="Tabela1.B"/>
          <table:table-column table:style-name="Tabela1.C"/>
          <table:table-header-rows>
            <table:table-row table:style-name="TableLine94557550737472">
              <table:table-cell table:style-name="Tabela1.A1" office:value-type="string">
                <text:p text:style-name="P3">Relação</text:p>
              </table:table-cell>
              <table:table-cell table:style-name="Tabela1.A1" office:value-type="string">
                <text:p text:style-name="P3">Tipo de associação</text:p>
              </table:table-cell>
              <table:table-cell table:style-name="Tabela1.A1" office:value-type="string">
                <text:p text:style-name="P3">Exemplo</text:p>
              </table:table-cell>
            </table:table-row>
          </table:table-header-rows>
          <table:table-row table:style-name="TableLine94557550765504">
            <table:table-cell table:style-name="Tabela1.A1" office:value-type="string">
              <text:p text:style-name="P2">um para um</text:p>
            </table:table-cell>
            <table:table-cell table:style-name="Tabela1.A1" office:value-type="string">
              <text:p text:style-name="P2">hasOne</text:p>
            </table:table-cell>
            <table:table-cell table:style-name="Tabela1.A1" office:value-type="string">
              <text:p text:style-name="P2">A user has one profile.</text:p>
            </table:table-cell>
          </table:table-row>
          <table:table-row table:style-name="TableLine94557550765968">
            <table:table-cell table:style-name="Tabela1.A1" office:value-type="string">
              <text:p text:style-name="P2">um para muitos</text:p>
            </table:table-cell>
            <table:table-cell table:style-name="Tabela1.A1" office:value-type="string">
              <text:p text:style-name="P2">hasMany</text:p>
            </table:table-cell>
            <table:table-cell table:style-name="Tabela1.A1" office:value-type="string">
              <text:p text:style-name="P2">A user can have multiple articles.</text:p>
            </table:table-cell>
          </table:table-row>
          <table:table-row table:style-name="TableLine94557550766720">
            <table:table-cell table:style-name="Tabela1.A1" office:value-type="string">
              <text:p text:style-name="P2">muitos para um</text:p>
            </table:table-cell>
            <table:table-cell table:style-name="Tabela1.A1" office:value-type="string">
              <text:p text:style-name="P2">belongsTo</text:p>
            </table:table-cell>
            <table:table-cell table:style-name="Tabela1.A1" office:value-type="string">
              <text:p text:style-name="P2">Many articles belong to a user.</text:p>
            </table:table-cell>
          </table:table-row>
          <table:table-row table:style-name="TableLine94557550767568">
            <table:table-cell table:style-name="Tabela1.A1" office:value-type="string">
              <text:p text:style-name="P2">muitos para muitos</text:p>
            </table:table-cell>
            <table:table-cell table:style-name="Tabela1.A1" office:value-type="string">
              <text:p text:style-name="P2">belongsToMany</text:p>
            </table:table-cell>
            <table:table-cell table:style-name="Tabela1.A1" office:value-type="string">
              <text:p text:style-name="P2">Tags belong to many articles.</text:p>
            </table:table-cell>
          </table:table-row>
        </table:table>
        <text:p text:style-name="Text_20_body">Associações são definidas durante o método <text:span text:style-name="Source_20_Text">initialize()</text:span> do objeto da sua tabela. Métodos que fechem com o tipo de associação permitem a você definir as associações da suaaplicação. Por exemplo se nós quisermos definir uma associação do tipo belongsTo em nosso ArticlesTable:</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Authors');</text:p>
        <text:p text:style-name="Preformatted_20_Text"><text:s text:c="4"/>}</text:p>
        <text:p text:style-name="P1">}</text:p>
        <text:p text:style-name="Text_20_body">A forma mais simples de definição de qualquer associação é usar o alias do modelo que você quer associar. Por padrão todos os detalhes das associações serão usadas as conveões do CakePHP. Se você quiser customizar a forma como as suas associações são trabalhadas, você pode modificar elas com os setters:</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Authors', [</text:p>
        <text:p text:style-name="Preformatted_20_Text"><text:s text:c="16"/>'className' =&gt; 'Publishing.Authors'</text:p>
        <text:p text:style-name="Preformatted_20_Text"><text:s text:c="12"/>])</text:p>
        <text:p text:style-name="Preformatted_20_Text"><text:s text:c="12"/>-&gt;setForeignKey('authorid')</text:p>
        <text:p text:style-name="Preformatted_20_Text"><text:s text:c="12"/>-&gt;setProperty('person');</text:p>
        <text:p text:style-name="Preformatted_20_Text"><text:s text:c="4"/>}</text:p>
        <text:p text:style-name="P1">}</text:p>
        <text:p text:style-name="Text_20_body"><text:soft-page-break/>Você pode também usar arrays para customizar suas associações:</text:p>
        <text:p text:style-name="Preformatted_20_Text">$this-&gt;belongsTo('Authors', [</text:p>
        <text:p text:style-name="Preformatted_20_Text"><text:s text:c="4"/>'className' =&gt; 'Publishing.Authors',</text:p>
        <text:p text:style-name="Preformatted_20_Text"><text:s text:c="4"/>'foreignKey' =&gt; 'authorid',</text:p>
        <text:p text:style-name="Preformatted_20_Text"><text:s text:c="4"/>'propertyName' =&gt; 'person'</text:p>
        <text:p text:style-name="P1">]);</text:p>
        <text:p text:style-name="Text_20_body">Arrays, contudo, não oferecem o autocompletar, que uma IDE proporciona.</text:p>
        <text:p text:style-name="Text_20_body">A mesma tabela pdoe ser usada multiplas vezes para definir difernetes tipos de associações. Por exemplo considere um caso onde você deseja separar os comentários aprovados daqueles que ainda não foram moderados ainda:</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Comments')</text:p>
        <text:p text:style-name="Preformatted_20_Text"><text:s text:c="12"/>-&gt;setConditions(['approved' =&gt; true]);</text:p>
        <text:p text:style-name="Preformatted_20_Text"/>
        <text:p text:style-name="Preformatted_20_Text"><text:s text:c="8"/>$this-&gt;hasMany('UnapprovedComments', [</text:p>
        <text:p text:style-name="Preformatted_20_Text"><text:s text:c="16"/>'className' =&gt; 'Comments'</text:p>
        <text:p text:style-name="Preformatted_20_Text"><text:s text:c="12"/>])</text:p>
        <text:p text:style-name="Preformatted_20_Text"><text:s text:c="12"/>-&gt;setConditions(['approved' =&gt; false])</text:p>
        <text:p text:style-name="Preformatted_20_Text"><text:s text:c="12"/>-&gt;setProperty('unapproved_comments');</text:p>
        <text:p text:style-name="Preformatted_20_Text"><text:s text:c="4"/>}</text:p>
        <text:p text:style-name="P1">}</text:p>
        <text:p text:style-name="Text_20_body">Como você pode ver, por especificar a chave da <text:span text:style-name="Source_20_Text">className</text:span> , é possível utilizar a mesma tabela em diferentes associações para a mesma tabela. Você até mesmo pode criar uma auto associação da tabela, criando uma estrutura de relação pai-filho:</text:p>
        <text:p text:style-name="Preformatted_20_Text">class Categori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SubCategories', [</text:p>
        <text:p text:style-name="Preformatted_20_Text"><text:s text:c="12"/>'className' =&gt; 'Categories'</text:p>
        <text:p text:style-name="Preformatted_20_Text"><text:s text:c="8"/>]);</text:p>
        <text:p text:style-name="Preformatted_20_Text"/>
        <text:p text:style-name="Preformatted_20_Text"><text:s text:c="8"/>$this-&gt;belongsTo('ParentCategories', [</text:p>
        <text:p text:style-name="Preformatted_20_Text"><text:s text:c="12"/>'className' =&gt; 'Categories'</text:p>
        <text:p text:style-name="Preformatted_20_Text"><text:s text:c="8"/>]);</text:p>
        <text:p text:style-name="Preformatted_20_Text"><text:s text:c="4"/>}</text:p>
        <text:p text:style-name="P1">}</text:p>
        <text:p text:style-name="Text_20_body">Você também pode definir associações em massa ao criar uma única chamada, para <text:span text:style-name="Source_20_Text">Table::addAssociations()</text:span> onde aceita um array contendo o nome das tabelas por associação como um argumento:</text:p>
        <text:p text:style-name="Preformatted_20_Text">class PostsTable extends Table</text:p>
        <text:p text:style-name="Preformatted_20_Text">{</text:p>
        <text:p text:style-name="Preformatted_20_Text"><text:s text:c="4"/>public function initialize(array $config)</text:p>
        <text:p text:style-name="Preformatted_20_Text"><text:s text:c="4"/>{</text:p>
        <text:p text:style-name="Preformatted_20_Text"><text:s text:c="7"/>$this-&gt;addAssociations([</text:p>
        <text:p text:style-name="Preformatted_20_Text"><text:s text:c="11"/>'belongsTo' =&gt; [</text:p>
        <text:p text:style-name="Preformatted_20_Text"><text:s text:c="15"/>'Users' =&gt; ['className' =&gt; 'App\Model\Table\UsersTable']</text:p>
        <text:p text:style-name="Preformatted_20_Text"><text:s text:c="11"/>],</text:p>
        <text:p text:style-name="Preformatted_20_Text"><text:s text:c="11"/>'hasMany' =&gt; ['Comments'],</text:p>
        <text:p text:style-name="Preformatted_20_Text"><text:soft-page-break/><text:s text:c="11"/>'belongsToMany' =&gt; ['Tags']</text:p>
        <text:p text:style-name="Preformatted_20_Text"><text:s text:c="7"/>]);</text:p>
        <text:p text:style-name="Preformatted_20_Text"><text:s text:c="4"/>}</text:p>
        <text:p text:style-name="P1">}</text:p>
        <text:p text:style-name="Text_20_body">Cada associação aceita multiplas associações onde a chave é o alias, e a o valir são os dados da configuração da associação. Se a chave for usada for numerica, os valores serão tratados como aliases de associações.</text:p>
        <text:section text:style-name="Sect1" text:name="associacao-hasone">
          <text:h text:style-name="Heading_20_2" text:outline-level="2"><text:bookmark text:name="has-one-associations"/>Associação HasOne</text:h>
          <text:p text:style-name="Text_20_body">Vamos definir uma tabela Users com uma relação tem um para o endereço da tabela.</text:p>
          <text:p text:style-name="Text_20_body">Primeiramente, a sua tabela do seu banco de dados precisa de uma chave correta. Para uma relação hasOne funcionar, uma tabela precisa conter uma chave estrangeira que aponte para um registro em otura tabela. Neste caso o endereço da tabela vai conter um campo chamado <text:span text:style-name="Source_20_Text">user_id</text:span>. O padrão básico é:</text:p>
          <text:p text:style-name="Text_20_body"><text:span text:style-name="Strong_20_Emphasis">hasOne:</text:span> o <text:span text:style-name="Emphasis">outro</text:span> modelo contendo a chave estrangeira.</text:p>
          <table:table table:name="Tabela2" table:style-name="Tabela2">
            <table:table-column table:style-name="Tabela2.A"/>
            <table:table-column table:style-name="Tabela2.B"/>
            <table:table-header-rows>
              <table:table-row table:style-name="TableLine94557550793968">
                <table:table-cell table:style-name="Tabela2.A1" office:value-type="string">
                  <text:p text:style-name="P3">Relação</text:p>
                </table:table-cell>
                <table:table-cell table:style-name="Tabela2.A1" office:value-type="string">
                  <text:p text:style-name="P3">Schema</text:p>
                </table:table-cell>
              </table:table-row>
            </table:table-header-rows>
            <table:table-row table:style-name="TableLine94557550831360">
              <table:table-cell table:style-name="Tabela2.A1" office:value-type="string">
                <text:p text:style-name="P2">Users hasOne Addresses</text:p>
              </table:table-cell>
              <table:table-cell table:style-name="Tabela2.A1" office:value-type="string">
                <text:p text:style-name="P2">addresses.user_id</text:p>
              </table:table-cell>
            </table:table-row>
            <table:table-row table:style-name="TableLine94557550832192">
              <table:table-cell table:style-name="Tabela2.A1" office:value-type="string">
                <text:p text:style-name="P2">Doctors hasOne Mentors</text:p>
              </table:table-cell>
              <table:table-cell table:style-name="Tabela2.A1" office:value-type="string">
                <text:p text:style-name="P2">mentors.doctor_id</text:p>
              </table:table-cell>
            </table:table-row>
          </table:table>
          <text:p text:style-name="Text_20_body">Não necessariamente precisa seguir as convenções do CakePHP, vocẽ pdoe sobrescrever o uso de qualquer chave estrangeira na definição das suas associações. Mesmo assim ao aderir as convenções o seu código se torna menos repetitivo, logo mais fácil de ler e de manter.</text:p>
          <text:p text:style-name="Text_20_body">Se nos tivermos as classes <text:span text:style-name="Source_20_Text">UsersTable</text:span> e <text:span text:style-name="Source_20_Text">AddressesTable</text:span> fará com que possamos criar as associaões da seguinte forma:</text:p>
          <text:p text:style-name="Preformatted_20_Text">class User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One('Addresses');</text:p>
          <text:p text:style-name="Preformatted_20_Text"><text:s text:c="4"/>}</text:p>
          <text:p text:style-name="P1">}</text:p>
          <text:p text:style-name="Text_20_body">Se vocẽ necessitar mais controle, você pode definir as suas associações usando os setters. Por exemplo, você deseja limitar as associações para incluir somente certos registros:</text:p>
          <text:p text:style-name="Preformatted_20_Text">class User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One('Addresses')</text:p>
          <text:p text:style-name="Preformatted_20_Text"><text:s text:c="12"/>-&gt;setName('Addresses')</text:p>
          <text:p text:style-name="Preformatted_20_Text"><text:s text:c="12"/>-&gt;setConditions(['Addresses.primary' =&gt; '1'])</text:p>
          <text:p text:style-name="Preformatted_20_Text"><text:s text:c="12"/>-&gt;setDependent(true);</text:p>
          <text:p text:style-name="Preformatted_20_Text"><text:s text:c="4"/>}</text:p>
          <text:p text:style-name="P1">}</text:p>
          <text:p text:style-name="Text_20_body">As chaves possíveis para uma relação hasOne incluem:</text:p>
          <text:list xml:id="list1991620929" text:style-name="L1">
            <text:list-item>
              <text:p text:style-name="P9"><text:soft-page-break/><text:span text:style-name="Strong_20_Emphasis">className</text:span>: o nome da classe que está sendo associada com o modelo atual. Se você está definindo uma relação ‘User hasOne Address’, o nome da caheve da classe deve ser igual a ‘Addresses’.</text:p>
            </text:list-item>
            <text:list-item>
              <text:p text:style-name="P9"><text:span text:style-name="Strong_20_Emphasis">foreignKey</text:span>: o nome da chave estrangeira na outra tabela. Este é especialmente acessivel se você precisa definir vários relacionamentos hasOne. O valor padrão para esta chave é o nome sublinhado, singular do modelo atual, seguido do sufixo com ‘_id’. No exemplo acima, seria o padrão para ‘user_id’.</text:p>
            </text:list-item>
            <text:list-item>
              <text:p text:style-name="P9"><text:span text:style-name="Strong_20_Emphasis">bindingKey</text:span>: O nome da coluna na tabela atual, que será usado para combinar com``foreignKey``. Se não for especificado, a chave primária (para exemplo, a coluna de identificação da tabela <text:span text:style-name="Source_20_Text">Users</text:span>) será usado.</text:p>
            </text:list-item>
            <text:list-item>
              <text:p text:style-name="P9"><text:span text:style-name="Strong_20_Emphasis">conditions</text:span>: um array de find() compatível com as condições como <text:span text:style-name="Source_20_Text">['Addresses.primary' =&gt; true]</text:span></text:p>
            </text:list-item>
            <text:list-item>
              <text:p text:style-name="P9"><text:span text:style-name="Strong_20_Emphasis">joinType</text:span>: o tipo do join a ser usado para o SQL query, o padão é LEFT. Você pode usar o INNER se a sua associação é hasOne e estiver sempre presente.</text:p>
            </text:list-item>
            <text:list-item>
              <text:p text:style-name="P9"><text:span text:style-name="Strong_20_Emphasis">dependent</text:span>: Quando a chave dependente é definida como <text:span text:style-name="Source_20_Text">true</text:span>, e uma entidade é deletada, os registros do modelo associado tabém devem ser excluídos. Neste caso nós precisamos definir isto para <text:span text:style-name="Source_20_Text">true</text:span> então ao deletar um usuário fará excluir todos os resgistros associados aquele registro.</text:p>
            </text:list-item>
            <text:list-item>
              <text:p text:style-name="P9"><text:span text:style-name="Strong_20_Emphasis">cascadeCallbacks</text:span>: Quando este e o <text:span text:style-name="Strong_20_Emphasis">dependent</text:span> são <text:span text:style-name="Source_20_Text">true</text:span>, o deletar em cascata vai carregar e excluir todos os registros. Quando <text:span text:style-name="Source_20_Text">false</text:span>, <text:span text:style-name="Source_20_Text">deleteAll()</text:span> deve ser usado para remover o dados associados e não haverá callback disparado.</text:p>
            </text:list-item>
            <text:list-item>
              <text:p text:style-name="P9"><text:span text:style-name="Strong_20_Emphasis">propertyName</text:span>: O nome da propriedade deve ser preenchido com os dados de uma tabela associada para a tabela fonte. Por default este é o nome sublinhado e singulardas associações para <text:span text:style-name="Source_20_Text">address</text:span> no nosso exemplo.</text:p>
            </text:list-item>
            <text:list-item>
              <text:p text:style-name="P9"><text:span text:style-name="Strong_20_Emphasis">strategy</text:span>: Definindo a estratégia de query a ser utilizada . Por padrão o ‘join’. O outro valor válido é ‘select’, aos quais utiliza uma quesry separada.</text:p>
            </text:list-item>
            <text:list-item>
              <text:p text:style-name="P9"><text:span text:style-name="Strong_20_Emphasis">finder</text:span>: O método finder a ser usado quando carregamos os registros associados.</text:p>
            </text:list-item>
          </text:list>
          <text:p text:style-name="Text_20_body">Uma vez que as associações foram definidas, as operações de find na tabela de usuarios podem conter os registros de endereços se estes existirem:</text:p>
          <text:p text:style-name="Preformatted_20_Text">// No controlelr ou no método da table.</text:p>
          <text:p text:style-name="Preformatted_20_Text">$query = $users-&gt;find('all')-&gt;contain(['Addresses']);</text:p>
          <text:p text:style-name="Preformatted_20_Text">foreach ($query as $user) {</text:p>
          <text:p text:style-name="Preformatted_20_Text"><text:s text:c="4"/>echo $user-&gt;address-&gt;street;</text:p>
          <text:p text:style-name="P1">}</text:p>
          <text:p text:style-name="Text_20_body">Abaixo emitirá um SQL similar a:</text:p>
          <text:p text:style-name="P1">SELECT * FROM users INNER JOIN addresses ON addresses.user_id = users.id;</text:p>
        </text:section>
        <text:section text:style-name="Sect1" text:name="associacoes-belongsto">
          <text:h text:style-name="Heading_20_2" text:outline-level="2"><text:bookmark text:name="belongs-to-associations"/><text:soft-page-break/>Associações BelongsTo</text:h>
          <text:p text:style-name="Text_20_body">Agora que nós temos acessoaos registros de endereço através da tabela usuários, vamos criar a associação belongsTo em endereços a fim de ter acesso aos registros relacionados a usuário. A associação belongsTo é um complemento natural a associações do tipo hasOne e hasMany - isto permite a nós vermos dados relacionados a partir da outra perspectiva.</text:p>
          <text:p text:style-name="Text_20_body">Quando definindo as chaves do seu banco de dados para uma relação pertence a (belongsTo) na sua tabela siga estas convenções:</text:p>
          <text:p text:style-name="Text_20_body"><text:span text:style-name="Strong_20_Emphasis">belongsTo:</text:span> ao <text:span text:style-name="Emphasis">atual</text:span> modelo contendo a chave estrangeira.</text:p>
          <table:table table:name="Tabela3" table:style-name="Tabela3">
            <table:table-column table:style-name="Tabela3.A"/>
            <table:table-column table:style-name="Tabela3.B"/>
            <table:table-header-rows>
              <table:table-row table:style-name="TableLine94557550818016">
                <table:table-cell table:style-name="Tabela3.A1" office:value-type="string">
                  <text:p text:style-name="P3">Relação</text:p>
                </table:table-cell>
                <table:table-cell table:style-name="Tabela3.A1" office:value-type="string">
                  <text:p text:style-name="P3">Schema</text:p>
                </table:table-cell>
              </table:table-row>
            </table:table-header-rows>
            <table:table-row table:style-name="TableLine94557550903808">
              <table:table-cell table:style-name="Tabela3.A1" office:value-type="string">
                <text:p text:style-name="P2">Addresses belongsTo Users</text:p>
              </table:table-cell>
              <table:table-cell table:style-name="Tabela3.A1" office:value-type="string">
                <text:p text:style-name="P2">addresses.user_id</text:p>
              </table:table-cell>
            </table:table-row>
            <table:table-row table:style-name="TableLine94557550904160">
              <table:table-cell table:style-name="Tabela3.A1" office:value-type="string">
                <text:p text:style-name="P2">Mentors belongsTo Doctors</text:p>
              </table:table-cell>
              <table:table-cell table:style-name="Tabela3.A1" office:value-type="string">
                <text:p text:style-name="P2">mentors.doctor_id</text:p>
              </table:table-cell>
            </table:table-row>
          </table:table>
          <text:p text:style-name="Text_20_body">Se a tabela contem uma chave estrangeira, isto pertence a outra tabela.</text:p>
          <text:p text:style-name="Text_20_body">Nós podemos definir uma relação belongsTo em nosso Addresses table como:</text:p>
          <text:p text:style-name="Preformatted_20_Text">class Address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Users');</text:p>
          <text:p text:style-name="Preformatted_20_Text"><text:s text:c="4"/>}</text:p>
          <text:p text:style-name="P1">}</text:p>
          <text:p text:style-name="Text_20_body">Nós também podemos definir uma relação mais especifica usando os setters:</text:p>
          <text:p text:style-name="Preformatted_20_Text">class AddressesTable extends Table</text:p>
          <text:p text:style-name="Preformatted_20_Text">{</text:p>
          <text:p text:style-name="Preformatted_20_Text"><text:s text:c="4"/>public function initialize(array $config)</text:p>
          <text:p text:style-name="Preformatted_20_Text"><text:s text:c="4"/>{</text:p>
          <text:p text:style-name="Preformatted_20_Text"><text:s text:c="8"/>// Prior to 3.4 version, use foreignKey() and joinType()</text:p>
          <text:p text:style-name="Preformatted_20_Text"><text:s text:c="8"/>$this-&gt;belongsTo('Users')</text:p>
          <text:p text:style-name="Preformatted_20_Text"><text:s text:c="12"/>-&gt;setForeignKey('user_id')</text:p>
          <text:p text:style-name="Preformatted_20_Text"><text:s text:c="12"/>-&gt;setJoinType('INNER');</text:p>
          <text:p text:style-name="Preformatted_20_Text"><text:s text:c="4"/>}</text:p>
          <text:p text:style-name="P1">}</text:p>
          <text:p text:style-name="Text_20_body">Chaves possiveis para associações belongsTo arrays inclui:</text:p>
          <text:list xml:id="list3728327125" text:style-name="L2">
            <text:list-item>
              <text:p text:style-name="P10"><text:span text:style-name="Strong_20_Emphasis">className</text:span>: o nome da classe do modelo que está sendo associado ao modelo atual. Se você está definindo que a relação ‘Profile belongsTo User’, a chave da className deveria ser igual a ‘Users’.</text:p>
            </text:list-item>
            <text:list-item>
              <text:p text:style-name="P10"><text:span text:style-name="Strong_20_Emphasis">foreignKey</text:span>: o nome da chave estrangeira encontrada na tabela atual. Este é especialmente acessível, se você precisar definir multiplas relações belongsTo ao mesmo modelo. O valor padrão para esta chave é o sublinhado, e nome singular do outro modelo, com o sufixo <text:span text:style-name="Source_20_Text">_id</text:span>.</text:p>
            </text:list-item>
            <text:list-item>
              <text:p text:style-name="P10"><text:span text:style-name="Strong_20_Emphasis">bindingKey</text:span>: O nome da coluna da outra tabela, este ser´a usado para o match de <text:span text:style-name="Source_20_Text">foreignKey</text:span>. Se não especificado, a chave primária (por exemplo o id da tabela <text:span text:style-name="Source_20_Text">Users</text:span>) será usado.</text:p>
            </text:list-item>
            <text:list-item>
              <text:p text:style-name="P10"><text:soft-page-break/><text:span text:style-name="Strong_20_Emphasis">conditions</text:span>: como um array para o find(), compativel com as condições ou SQL como <text:span text:style-name="Source_20_Text">['Users.active' =&gt; true]</text:span></text:p>
            </text:list-item>
            <text:list-item>
              <text:p text:style-name="P10"><text:span text:style-name="Strong_20_Emphasis">joinType</text:span>: o tipo de join a ser usado na query SQL, por padrão é LEFT aos quais não deve atender as suas necessidades para todas as situações, INNER deve ajudar quando você quiser do seu modelo ou associados ou nenhum deles.</text:p>
            </text:list-item>
            <text:list-item>
              <text:p text:style-name="P10"><text:span text:style-name="Strong_20_Emphasis">propertyName</text:span>: A propriedade nome deve preenchida com os dados das tabelas associadas e dos resultados. Pos padrão este é o sublinhado e nome singular da associação, então <text:span text:style-name="Source_20_Text">user</text:span> em nosso exemplo.</text:p>
            </text:list-item>
            <text:list-item>
              <text:p text:style-name="P10"><text:span text:style-name="Strong_20_Emphasis">strategy</text:span>: Define uma estratégia de query a ser usada. Por padrão o ‘join’. O outro valor valido é ‘select’, aos quais utiliza uma query separada.</text:p>
            </text:list-item>
            <text:list-item>
              <text:p text:style-name="P10"><text:span text:style-name="Strong_20_Emphasis">finder</text:span>: O método finder é usado quando carregamos registros associados.</text:p>
            </text:list-item>
          </text:list>
          <text:p text:style-name="Text_20_body">Uma vez que esta associação é definida, operações to tipo dina para a tabela Addresses pode conter o registro de User se este existir:</text:p>
          <text:p text:style-name="Preformatted_20_Text">// No controller ou no metodo de table.</text:p>
          <text:p text:style-name="Preformatted_20_Text">$query = $addresses-&gt;find('all')-&gt;contain(['Users']);</text:p>
          <text:p text:style-name="Preformatted_20_Text">foreach ($query as $address) {</text:p>
          <text:p text:style-name="Preformatted_20_Text"><text:s text:c="4"/>echo $address-&gt;user-&gt;username;</text:p>
          <text:p text:style-name="P1">}</text:p>
          <text:p text:style-name="Text_20_body">Abaixo emite um SQL que é similar a:</text:p>
          <text:p text:style-name="P1">SELECT * FROM addresses LEFT JOIN users ON addresses.user_id = users.id;</text:p>
        </text:section>
        <text:section text:style-name="Sect1" text:name="associacoes-hasmany">
          <text:h text:style-name="Heading_20_2" text:outline-level="2"><text:bookmark text:name="has-many-associations"/>Associações HasMany</text:h>
          <text:p text:style-name="Text_20_body">Um exemplo de associações hasMany é “Article hasMany Comments”. Definindo que esta associação irá permitir a nós costurar comentários a artigos quando artigo é carregado.</text:p>
          <text:p text:style-name="Text_20_body">Quando criado a tabela do seu banco de dados para uma relação hasMany, siga estas convenções:</text:p>
          <text:p text:style-name="Text_20_body"><text:span text:style-name="Strong_20_Emphasis">hasMany:</text:span> o <text:span text:style-name="Emphasis">outro</text:span> modelo contem uma chave estrangeira.</text:p>
          <table:table table:name="Tabela4" table:style-name="Tabela4">
            <table:table-column table:style-name="Tabela4.A"/>
            <table:table-column table:style-name="Tabela4.B"/>
            <table:table-header-rows>
              <table:table-row table:style-name="TableLine94557550908848">
                <table:table-cell table:style-name="Tabela4.A1" office:value-type="string">
                  <text:p text:style-name="P3">Relação</text:p>
                </table:table-cell>
                <table:table-cell table:style-name="Tabela4.A1" office:value-type="string">
                  <text:p text:style-name="P3">Schema</text:p>
                </table:table-cell>
              </table:table-row>
            </table:table-header-rows>
            <table:table-row table:style-name="TableLine94557550955008">
              <table:table-cell table:style-name="Tabela4.A1" office:value-type="string">
                <text:p text:style-name="P2">Article hasMany Comment</text:p>
              </table:table-cell>
              <table:table-cell table:style-name="Tabela4.A1" office:value-type="string">
                <text:p text:style-name="P2">Comment.article_id</text:p>
              </table:table-cell>
            </table:table-row>
            <table:table-row table:style-name="TableLine94557550955360">
              <table:table-cell table:style-name="Tabela4.A1" office:value-type="string">
                <text:p text:style-name="P2">Product hasMany Option</text:p>
              </table:table-cell>
              <table:table-cell table:style-name="Tabela4.A1" office:value-type="string">
                <text:p text:style-name="P2">Option.product_id</text:p>
              </table:table-cell>
            </table:table-row>
            <table:table-row table:style-name="TableLine94557550955776">
              <table:table-cell table:style-name="Tabela4.A1" office:value-type="string">
                <text:p text:style-name="P2">Doctor hasMany Patient</text:p>
              </table:table-cell>
              <table:table-cell table:style-name="Tabela4.A1" office:value-type="string">
                <text:p text:style-name="P2">Patient.doctor_id</text:p>
              </table:table-cell>
            </table:table-row>
          </table:table>
          <text:p text:style-name="Text_20_body">Nós podemos definir uma associação hasMany em noos modelo de Articles seguindo:</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Comments');</text:p>
          <text:p text:style-name="Preformatted_20_Text"><text:s text:c="4"/>}</text:p>
          <text:p text:style-name="P1">}</text:p>
          <text:p text:style-name="Text_20_body"><text:soft-page-break/>Nós também podemos definir uma relção mais especifica usando os setters:</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Comments')</text:p>
          <text:p text:style-name="Preformatted_20_Text"><text:s text:c="12"/>-&gt;setForeignKey('article_id')</text:p>
          <text:p text:style-name="Preformatted_20_Text"><text:s text:c="12"/>-&gt;setDependent(true);</text:p>
          <text:p text:style-name="Preformatted_20_Text"><text:s text:c="4"/>}</text:p>
          <text:p text:style-name="P1">}</text:p>
          <text:p text:style-name="Text_20_body">As vezes você pode querer configurar chaves compostas em sua associação:</text:p>
          <text:p text:style-name="Preformatted_20_Text">// Within ArticlesTable::initialize() call</text:p>
          <text:p text:style-name="Preformatted_20_Text">$this-&gt;hasMany('Reviews')</text:p>
          <text:p text:style-name="Preformatted_20_Text"><text:s text:c="4"/>-&gt;setForeignKey([</text:p>
          <text:p text:style-name="Preformatted_20_Text"><text:s text:c="8"/>'article_id',</text:p>
          <text:p text:style-name="Preformatted_20_Text"><text:s text:c="8"/>'article_hash'</text:p>
          <text:p text:style-name="P1"><text:s text:c="4"/>]);</text:p>
          <text:p text:style-name="Text_20_body">Confiando no exemplo acima, nos passamos uma array contendo as chaves desejadas para <text:span text:style-name="Source_20_Text">setForeignKey()</text:span>. Pos padrão o <text:span text:style-name="Source_20_Text">bindingKey</text:span> seria automaticamente definido como <text:span text:style-name="Source_20_Text">id</text:span> e <text:span text:style-name="Source_20_Text">hash</text:span> respectivamente, mas vamos assimir que você precissa especificar diferentes campos como o padrão, vocẽ pdoe definir isto manualmente com <text:span text:style-name="Source_20_Text">setBindingKey()</text:span>:</text:p>
          <text:p text:style-name="Preformatted_20_Text">// Within ArticlesTable::initialize() call</text:p>
          <text:p text:style-name="Preformatted_20_Text">$this-&gt;hasMany('Reviews')</text:p>
          <text:p text:style-name="Preformatted_20_Text"><text:s text:c="4"/>-&gt;setForeignKey([</text:p>
          <text:p text:style-name="Preformatted_20_Text"><text:s text:c="8"/>'article_id',</text:p>
          <text:p text:style-name="Preformatted_20_Text"><text:s text:c="8"/>'article_hash'</text:p>
          <text:p text:style-name="Preformatted_20_Text"><text:s text:c="4"/>])</text:p>
          <text:p text:style-name="Preformatted_20_Text"><text:s text:c="4"/>-&gt;setBindingKey([</text:p>
          <text:p text:style-name="Preformatted_20_Text"><text:s text:c="8"/>'whatever_id',</text:p>
          <text:p text:style-name="Preformatted_20_Text"><text:s text:c="8"/>'whatever_hash'</text:p>
          <text:p text:style-name="P1"><text:s text:c="4"/>]);</text:p>
          <text:p text:style-name="Text_20_body">É importante perceber que os valores de <text:span text:style-name="Source_20_Text">foreignKey</text:span> reference a tabela e <text:span text:style-name="Source_20_Text">bindingKey</text:span> os valores reference a tabela <text:span text:style-name="Strong_20_Emphasis">articles</text:span>.</text:p>
          <text:p text:style-name="Text_20_body">As chaves possiveis para as associações hasMany são:</text:p>
          <text:list xml:id="list4050597543" text:style-name="L3">
            <text:list-item>
              <text:p text:style-name="P11"><text:span text:style-name="Strong_20_Emphasis">className</text:span>: o nome da classe do modelo associado a o modelo atual. Se você estiver definindo um ‘Usuário tem muitos comentários’ relacionamento, a chave className deve ser igual a ‘Comentários’.</text:p>
            </text:list-item>
            <text:list-item>
              <text:p text:style-name="P11"><text:span text:style-name="Strong_20_Emphasis">foreignKey</text:span>: o nome da chave estrangeira encontrada no outro mesa. Isto é especialmente útil se você precisar definir múltiplos tem muitos relacionamentos. O valor padrão para esta chave é o sublinhado, nome singular do modelo real, sufixo com ‘_id’.</text:p>
            </text:list-item>
            <text:list-item>
              <text:p text:style-name="P11"><text:span text:style-name="Strong_20_Emphasis">bindingKey</text:span>: O nome da coluna na tabela atual, que será usado para combinar o <text:span text:style-name="Source_20_Text">foreignKey</text:span>. Se não for especificado, a chave primária (para exemplo, a coluna de identificação da tabela <text:span text:style-name="Source_20_Text">Artigos</text:span>) será usada.</text:p>
            </text:list-item>
            <text:list-item>
              <text:p text:style-name="P11"><text:span text:style-name="Strong_20_Emphasis">conditions</text:span>: uma série de condições compatíveis com find () ou SQL strings como `` [‘Comments.visible’ =&gt; true] ``</text:p>
            </text:list-item>
            <text:list-item>
              <text:p text:style-name="P11"><text:soft-page-break/><text:span text:style-name="Strong_20_Emphasis">sort</text:span>: uma série de cláusulas de pedido compatíveis com find () ou SQL strings como `` [‘Comments.created’ =&gt; ‘ASC’] ``</text:p>
            </text:list-item>
            <text:list-item>
              <text:p text:style-name="P11"><text:span text:style-name="Strong_20_Emphasis">dependent</text:span>: Quando dependente é definido como `` true``, modelo recursivo a eliminação é possível. Neste exemplo, os registros de comentários serão excluído quando o registro do artigo associado foi excluído.</text:p>
            </text:list-item>
            <text:list-item>
              <text:p text:style-name="P11"><text:span text:style-name="Strong_20_Emphasis">cascadeCallbacks</text:span>: Quando este e ** dependentes ** são `` true``, em cascata as exclusões carregarão e excluirão entidades para que as devoluções de chamada sejam corretamente desencadeada. Quando `` false``, `` deleteAll () `` é usado para remover dados associados e nenhuma devolução de chamada é desencadeada.</text:p>
            </text:list-item>
            <text:list-item>
              <text:p text:style-name="P11"><text:span text:style-name="Strong_20_Emphasis">propertyName</text:span>: O nome da propriedade que deve ser preenchido com dados do Tabela associada aos resultados da tabela de origem. Por padrão, esta é a sublinhado e nome plural da associação para “comentários” no nosso exemplo.</text:p>
            </text:list-item>
            <text:list-item>
              <text:p text:style-name="P11"><text:span text:style-name="Strong_20_Emphasis">strategy</text:span>: Define a estratégia de consulta a ser usada. Por padrão, selecione “selecionar”. o outro valor válido é “subconsulta”, que substitui a lista `` IN`` por uma subconsulta equivalente.</text:p>
            </text:list-item>
            <text:list-item>
              <text:p text:style-name="P11"><text:span text:style-name="Strong_20_Emphasis">saveStrategy</text:span>: Ou “anexar” ou “substituir”. Por padrão, “anexar”. Quando ‘anexar’ a corrente os registros são anexados a qualquer registro no banco de dados. Quando “substituir” associado Os registros que não estão no conjunto atual serão removidos. Se a chave estrangeira for anulável coluna ou se “dependente” é verdadeira, os registros serão órfãos.</text:p>
            </text:list-item>
            <text:list-item>
              <text:p text:style-name="P11"><text:span text:style-name="Strong_20_Emphasis">finder</text:span>: O método do buscador a ser usado ao carregar registros associados.</text:p>
            </text:list-item>
          </text:list>
          <text:p text:style-name="Text_20_body">Uma vez que essa associação foi definida, encontre operações na tabela Artigos pode conter os registros de comentários se eles existem:</text:p>
          <text:p text:style-name="Preformatted_20_Text">// In a controller or table method.</text:p>
          <text:p text:style-name="Preformatted_20_Text">$query = $articles-&gt;find('all')-&gt;contain(['Comments']);</text:p>
          <text:p text:style-name="Preformatted_20_Text">foreach ($query as $article) {</text:p>
          <text:p text:style-name="Preformatted_20_Text"><text:s text:c="4"/>echo $article-&gt;comments[0]-&gt;text;</text:p>
          <text:p text:style-name="P1">}</text:p>
          <text:p text:style-name="Text_20_body">O anterior emitiria SQL que é semelhante ao:</text:p>
          <text:p text:style-name="Preformatted_20_Text">SELECT * FROM articles;</text:p>
          <text:p text:style-name="P1">SELECT * FROM comments WHERE article_id IN (1, 2, 3, 4, 5);</text:p>
          <text:p text:style-name="Text_20_body">Quando a estratégia de subconsulta é usada, SQL semelhante ao seguinte será gerado:</text:p>
          <text:p text:style-name="Preformatted_20_Text">SELECT * FROM articles;</text:p>
          <text:p text:style-name="P1">SELECT * FROM comments WHERE article_id IN (SELECT id FROM articles);</text:p>
          <text:p text:style-name="Text_20_body">Você pode querer armazenar em cache as contagens para suas associações hasMany. Isso é útil quando você costuma mostrar o número de registros associados, mas não deseja carregue todos os registros apenas para contabilizá-los. Por exemplo, o comentário conta com O artigo dado geralmente é armazenado em cache para tornar a geração de listas de artigos mais eficiente. Você pode usar o <text:a xlink:type="simple" xlink:href="https://book.cakephp.org/3/pt/orm/behaviors/counter-cache.html" text:style-name="Internet_20_link" text:visited-style-name="Visited_20_Internet_20_Link">CounterCacheBehavior</text:a> para armazenar contagens de registros associados.</text:p>
          <text:p text:style-name="Text_20_body">Você deve certificar-se de que as tabelas do banco de dados não contenham colunas que correspondam nomes de propriedade da associação. Se, por exemplo, você tiver campos de <text:soft-page-break/>contador que conflitam com propriedades de associação, você deve renomear a propriedade de associação ou o nome da coluna.</text:p>
        </text:section>
        <text:section text:style-name="Sect1" text:name="associacoes-belongstomany">
          <text:h text:style-name="Heading_20_2" text:outline-level="2"><text:bookmark text:name="belongs-to-many-associations"/>Associações BelongsToMany</text:h>
          <text:p text:style-name="Text_20_body">Na versão 3.0 em diante <text:span text:style-name="Source_20_Text">hasAndBelongsToMany</text:span> / <text:span text:style-name="Source_20_Text">HABTM</text:span> foi renomeado para <text:span text:style-name="Source_20_Text">belongsToMany</text:span> / <text:span text:style-name="Source_20_Text">BTM</text:span>.</text:p>
          <text:p text:style-name="Text_20_body">Um exemplo de uma associação BelongsToMany é “Article BelongsToMany Tags”, onde as tags de um artigo são compartilhadas com outros artigos. BelongsToMany is muitas vezes referido como “tem e pertence a muitos”, e é um clássico “muitos a muitos” Associação.</text:p>
          <text:p text:style-name="Text_20_body">A principal diferença entre hasMany e BelongsToMany é que o link entre Os modelos de uma associação BelongsToMany não são exclusivos. Por exemplo, estamos juntando-se à nossa tabela de Artigos com uma tabela de Tags. Usando ‘engraçado’ como Tag para meu Artigo, não “use” a etiqueta. Eu também posso usá-lo no próximo artigo Eu escrevo.</text:p>
          <text:p text:style-name="Text_20_body">São necessárias três tabelas de banco de dados para uma associação BelongsToMany. No exemplo acima, precisaríamos de tabelas para `` articles``, `` tags`` e `` articles_tags``. A tabela `` articles_tags`` contém os dados que ligam tags e artigos juntos. A tabela de junção é nomeada após as duas tabelas envolvido, separado com um sublinhado por convenção. Na sua forma mais simples, isso a tabela consiste em `` article_id`` e `` tag_id``.</text:p>
          <text:p text:style-name="Text_20_body"><text:span text:style-name="Strong_20_Emphasis">belongsToMany</text:span> requer uma tabela de junção separada que inclui ambos * modelo * nomes.</text:p>
          <table:table table:name="Tabela5" table:style-name="Tabela5">
            <table:table-column table:style-name="Tabela5.A"/>
            <table:table-column table:style-name="Tabela5.B"/>
            <table:table-header-rows>
              <table:table-row table:style-name="TableLine94557551003808">
                <table:table-cell table:style-name="Tabela5.A1" office:value-type="string">
                  <text:p text:style-name="P3">Relação</text:p>
                </table:table-cell>
                <table:table-cell table:style-name="Tabela5.A1" office:value-type="string">
                  <text:p text:style-name="P3">Join Table Fields</text:p>
                </table:table-cell>
              </table:table-row>
            </table:table-header-rows>
            <table:table-row table:style-name="TableLine94557551016352">
              <table:table-cell table:style-name="Tabela5.A1" office:value-type="string">
                <text:p text:style-name="P2">Article belongsToMany Tag</text:p>
              </table:table-cell>
              <table:table-cell table:style-name="Tabela5.A1" office:value-type="string">
                <text:p text:style-name="P2">articles_tags.id, articles_tags.tag_id, articles_tags.article_id</text:p>
              </table:table-cell>
            </table:table-row>
            <table:table-row table:style-name="TableLine94557551017264">
              <table:table-cell table:style-name="Tabela5.A1" office:value-type="string">
                <text:p text:style-name="P2">Patient belongsToMany Doctor</text:p>
              </table:table-cell>
              <table:table-cell table:style-name="Tabela5.A1" office:value-type="string">
                <text:p text:style-name="P2">doctors_patients.id, doctors_patients.doctor_id, doctors_patients.patient_id.</text:p>
              </table:table-cell>
            </table:table-row>
          </table:table>
          <text:p text:style-name="Text_20_body">Podemos definir a associação belongsToMany em ambos os modelos da seguinte forma:</text:p>
          <text:p text:style-name="Preformatted_20_Text">// In src/Model/Table/ArticlesTable.php</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Tags');</text:p>
          <text:p text:style-name="Preformatted_20_Text"><text:s text:c="4"/>}</text:p>
          <text:p text:style-name="Preformatted_20_Text">}</text:p>
          <text:p text:style-name="Preformatted_20_Text"/>
          <text:p text:style-name="Preformatted_20_Text">// In src/Model/Table/TagsTable.php</text:p>
          <text:p text:style-name="Preformatted_20_Text">class Tag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Articles');</text:p>
          <text:p text:style-name="Preformatted_20_Text"><text:s text:c="4"/>}</text:p>
          <text:p text:style-name="P1">}</text:p>
          <text:p text:style-name="Text_20_body">Também podemos definir uma relação mais específica usando a configuração:</text:p>
          <text:p text:style-name="Preformatted_20_Text">// In src/Model/Table/TagsTable.php</text:p>
          <text:p text:style-name="Preformatted_20_Text"><text:soft-page-break/>class Tag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Articles', [</text:p>
          <text:p text:style-name="Preformatted_20_Text"><text:s text:c="12"/>'joinTable' =&gt; 'articles_tags',</text:p>
          <text:p text:style-name="Preformatted_20_Text"><text:s text:c="8"/>]);</text:p>
          <text:p text:style-name="Preformatted_20_Text"><text:s text:c="4"/>}</text:p>
          <text:p text:style-name="P1">}</text:p>
          <text:p text:style-name="Text_20_body">Chaves possiveis para uma associação pertence a muitos inclui:</text:p>
          <text:list xml:id="list2395600168" text:style-name="L4">
            <text:list-item>
              <text:p text:style-name="P12"><text:span text:style-name="Strong_20_Emphasis">className</text:span>: ome da classe do modelo associado a o modelo atual. Se você estiver definindo um ‘Artigo que pertence a outra etiqueta’ relacionamento, a chave className deve igualar ‘Tags’.</text:p>
            </text:list-item>
            <text:list-item>
              <text:p text:style-name="P12"><text:span text:style-name="Strong_20_Emphasis">joinTable</text:span>: O nome da tabela de junção usada neste associação (se a tabela atual não aderir à nomeação convenção para as mesas JoinToMany join). Por padrão, esta tabela O nome será usado para carregar a instância da tabela para a tabela de junção.</text:p>
            </text:list-item>
            <text:list-item>
              <text:p text:style-name="P12"><text:span text:style-name="Strong_20_Emphasis">foreignKey</text:span>: O nome da chave estrangeira que faz referência ao modelo atual encontrado na tabela de junção, ou lista no caso de chaves externas compostas. Isto é especialmente útil se você precisar definir múltiplos pertence a muitos relacionamentos. O valor padrão para esta chave é o sublinhado, nome singular do modelo atual, sufixo com ‘_id’.</text:p>
            </text:list-item>
            <text:list-item>
              <text:p text:style-name="P12"><text:span text:style-name="Strong_20_Emphasis">bindingKey</text:span>: O nome da coluna na tabela atual, que será usado para combinar o `` foreignKey``. Predefinições para a chave primária.</text:p>
            </text:list-item>
            <text:list-item>
              <text:p text:style-name="P12"><text:span text:style-name="Strong_20_Emphasis">targetForeignKey</text:span>: O nome da chave estrangeira que faz referência ao alvo modelo encontrado no modelo de junção, ou lista no caso de chaves externas compostas. O valor padrão para esta chave é o nome sublinhado, singular de o modelo alvo, sufixo com ‘_id’.</text:p>
            </text:list-item>
            <text:list-item>
              <text:p text:style-name="P12"><text:span text:style-name="Strong_20_Emphasis">conditions</text:span>: uma série de condições compatíveis com <text:span text:style-name="Source_20_Text">find()</text:span>. Se você tem condições em uma tabela associada, você deve usar um modelo ‘through’, e defina as participações necessárias para as associações nela.</text:p>
            </text:list-item>
            <text:list-item>
              <text:p text:style-name="P12"><text:span text:style-name="Strong_20_Emphasis">sort</text:span>: uma série de cláusulas de ordem compatíveis com find ().</text:p>
            </text:list-item>
            <text:list-item>
              <text:p text:style-name="P12"><text:span text:style-name="Strong_20_Emphasis">dependent</text:span>: Quando a chave dependente é definida como `` false``, e uma entidade é excluído, os dados da tabela de junção não serão excluídos.</text:p>
            </text:list-item>
            <text:list-item>
              <text:p text:style-name="P12"><text:span text:style-name="Strong_20_Emphasis">through</text:span>: Permite que você forneça o apelido da instância da tabela que você quer usado na tabela de junção, ou a instância em si. Isso torna a personalização as chaves de tabela de junção possíveis e permite que você personalize o comportamento do tabela dinâmica.</text:p>
            </text:list-item>
            <text:list-item>
              <text:p text:style-name="P12"><text:span text:style-name="Strong_20_Emphasis">cascadeCallbacks</text:span>: Quando isso é `` true``, os apagados em cascata serão carregados e Elimine entidades de modo que as devoluções de chamada sejam ativadas corretamente na tabela de junção registros. Quando `` false``, `` deleteAll () `` é usado para remover dados associados e nenhum retorno de chamada é desencadeado. Este padrão é “falso” para ajudar a reduzir a sobrecarga.</text:p>
            </text:list-item>
            <text:list-item>
              <text:p text:style-name="P12"><text:span text:style-name="Strong_20_Emphasis">propertyName</text:span>: O nome da propriedade que deve ser preenchido com dados do Tabela associada aos resultados da tabela de origem. Por padrão, esta é a sublinhado e nome plural da associação, então “tags” no nosso exemplo.</text:p>
            </text:list-item>
            <text:list-item>
              <text:p text:style-name="P12"><text:soft-page-break/><text:span text:style-name="Strong_20_Emphasis">strategy</text:span>: Define a estratégia de consulta a ser usada. Por padrão, selecione “selecionar”. o outro valor válido é “subconsulta”, que substitui a lista `` IN`` por uma subconsulta equivalente.</text:p>
            </text:list-item>
            <text:list-item>
              <text:p text:style-name="P12"><text:span text:style-name="Strong_20_Emphasis">saveStrategy</text:span>:Ou “anexar” ou “substituir”. Por padrão, ‘substituir’. Indica o modo a ser usado para salvar entidades associadas. O primeiro apenas crie novas ligações entre ambos os lados da relação e o último faça uma limpeza e substitua para criar os links entre as entidades aprovadas quando poupança.</text:p>
            </text:list-item>
            <text:list-item>
              <text:p text:style-name="P12"><text:span text:style-name="Strong_20_Emphasis">finder</text:span>: O método do buscador a ser usado ao carregar registros associados.</text:p>
            </text:list-item>
          </text:list>
          <text:p text:style-name="Text_20_body">Uma vez definida esta associação, encontrar operações na tabela Artigos podem conter os registros de tags se eles existirem:</text:p>
          <text:p text:style-name="Preformatted_20_Text">// Em um método de controlador ou tabela.</text:p>
          <text:p text:style-name="Preformatted_20_Text">$query = $articles-&gt;find('all')-&gt;contain(['Tags']);</text:p>
          <text:p text:style-name="Preformatted_20_Text">foreach ($query as $article) {</text:p>
          <text:p text:style-name="Preformatted_20_Text"><text:s text:c="4"/>echo $article-&gt;tags[0]-&gt;text;</text:p>
          <text:p text:style-name="P1">}</text:p>
          <text:p text:style-name="Text_20_body">O anterior emitiria SQL que é semelhante ao:</text:p>
          <text:p text:style-name="Preformatted_20_Text">SELECT * FROM articles;</text:p>
          <text:p text:style-name="Preformatted_20_Text">SELECT * FROM tags</text:p>
          <text:p text:style-name="Preformatted_20_Text">INNER JOIN articles_tags ON (</text:p>
          <text:p text:style-name="Preformatted_20_Text"><text:s text:c="2"/>tags.id = article_tags.tag_id</text:p>
          <text:p text:style-name="Preformatted_20_Text"><text:s text:c="2"/>AND article_id IN (1, 2, 3, 4, 5)</text:p>
          <text:p text:style-name="P1">);</text:p>
          <text:p text:style-name="Text_20_body">Quando a estratégia de subconsulta é usada, SQL semelhante ao seguinte será gerado:</text:p>
          <text:p text:style-name="Preformatted_20_Text">SELECT * FROM articles;</text:p>
          <text:p text:style-name="Preformatted_20_Text">SELECT * FROM tags</text:p>
          <text:p text:style-name="Preformatted_20_Text">INNER JOIN articles_tags ON (</text:p>
          <text:p text:style-name="Preformatted_20_Text"><text:s text:c="2"/>tags.id = article_tags.tag_id</text:p>
          <text:p text:style-name="Preformatted_20_Text"><text:s text:c="2"/>AND article_id IN (SELECT id FROM articles)</text:p>
          <text:p text:style-name="P1">);</text:p>
          <text:section text:style-name="Sect1" text:name="usando-a-opcao-atraves">
            <text:h text:style-name="Heading_20_3" text:outline-level="3"><text:bookmark text:name="using-the-through-option"/>Usando a opção “através”</text:h>
            <text:p text:style-name="Text_20_body">Se você planeja adicionar informações adicionais à tabela de junção / pivô, ou se precisar Para usar juntas colunas fora das convenções, você precisará definir a `` through``. A opção `` through`` oferece controle total sobre como A associação belongsToMany será criada..</text:p>
            <text:p text:style-name="Text_20_body">Às vezes, é desejável armazenar dados adicionais com muitos Associação. Considere o seguinte:</text:p>
            <text:p text:style-name="Preformatted_20_Text">Student BelongsToMany Course</text:p>
            <text:p text:style-name="P1">Course BelongsToMany Student</text:p>
            <text:p text:style-name="Text_20_body">Um aluno pode fazer muitos cursos e um curso pode ser realizado por muitos estudantes. este é uma associação simples de muitos a muitos. A tabela a seguir seria suficiente:</text:p>
            <text:p text:style-name="P1">id | student_id | course_id</text:p>
            <text:p text:style-name="Text_20_body">Agora, e se quisermos armazenar o número de dias que foram atendidos pelo Estudante no curso e a nota final? A tabela que queremos seria:</text:p>
            <text:p text:style-name="P1">id | student_id | course_id | days_attended | grade</text:p>
            <text:p text:style-name="Text_20_body">A maneira de implementar nosso requisito é usar um <text:span text:style-name="Strong_20_Emphasis">join model</text:span>, de outra forma conhecido como um <text:span text:style-name="Strong_20_Emphasis">hasMany through</text:span> Associação. Ou seja, a associação é um modelo em si. Então, podemos criar um novo modelo de CursosMemberships. Dê uma olhada no seguintes modelos:</text:p>
            <text:p text:style-name="Preformatted_20_Text">class Student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Courses', [</text:p>
            <text:p text:style-name="Preformatted_20_Text"><text:s text:c="12"/>'through' =&gt; 'CoursesMemberships',</text:p>
            <text:p text:style-name="Preformatted_20_Text"><text:s text:c="8"/>]);</text:p>
            <text:p text:style-name="Preformatted_20_Text"><text:s text:c="4"/>}</text:p>
            <text:p text:style-name="Preformatted_20_Text">}</text:p>
            <text:p text:style-name="Preformatted_20_Text"/>
            <text:p text:style-name="Preformatted_20_Text">class Cours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Students', [</text:p>
            <text:p text:style-name="Preformatted_20_Text"><text:s text:c="12"/>'through' =&gt; 'CoursesMemberships',</text:p>
            <text:p text:style-name="Preformatted_20_Text"><text:s text:c="8"/>]);</text:p>
            <text:p text:style-name="Preformatted_20_Text"><text:s text:c="4"/>}</text:p>
            <text:p text:style-name="Preformatted_20_Text">}</text:p>
            <text:p text:style-name="Preformatted_20_Text"/>
            <text:p text:style-name="Preformatted_20_Text">class CoursesMembership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Students');</text:p>
            <text:p text:style-name="Preformatted_20_Text"><text:s text:c="8"/>$this-&gt;belongsTo('Courses');</text:p>
            <text:p text:style-name="Preformatted_20_Text"><text:s text:c="4"/>}</text:p>
            <text:p text:style-name="P1">}</text:p>
            <text:p text:style-name="Text_20_body"><text:soft-page-break/>A tabela de junção CoursesMemberships identifica de forma exclusiva um determinado Student’s Participação em um Curso, além de meta-informação extra.</text:p>
          </text:section>
          <text:section text:style-name="Sect1" text:name="condicoes-de-associacao-padrao">
            <text:h text:style-name="Heading_20_3" text:outline-level="3">Condições de associação padrão</text:h>
            <text:p text:style-name="Text_20_body">A opção `` finder`` permite que você use um :ref:` finder customizado &lt;custom-find-methods&gt;` para carregar registros associados. Isto permite a você encapsular as suas queries melhor e manter o seu codigo mais enxuto. Existem algumas limitações quando usando finders para carregar dados em associações que são carregadas usando junções (belongsTo/hasOne).Somente os seguintes aspectos da consulta serão aplicados a a consulta do raiz:</text:p>
            <text:list xml:id="list92610779" text:style-name="L5">
              <text:list-item>
                <text:p text:style-name="P13">condições WHERE.</text:p>
              </text:list-item>
              <text:list-item>
                <text:p text:style-name="P13">joins adicionais.</text:p>
              </text:list-item>
              <text:list-item>
                <text:p text:style-name="P13">Associações contidas.</text:p>
              </text:list-item>
            </text:list>
            <text:p text:style-name="Text_20_body">Outros aspectos da consulta, tais como colunas selecionadas, ordem, grupo, tendo e outras sub-declarações, não serão aplicadas à consulta raiz. Associações que * não * são carregados através de associações (hasMany / belongsToMany), não têm o acima das restrições e também pode usar formatadores de resultados ou mapa / reduzir funções.</text:p>
          </text:section>
          <text:section text:style-name="Sect1" text:name="carregando-associacoes">
            <text:h text:style-name="Heading_20_3" text:outline-level="3">Carregando Associações</text:h>
            <text:p text:style-name="Text_20_body">Uma vez que você definiu as suas associações, você pode <text:a xlink:type="simple" xlink:href="https://book.cakephp.org/3/pt/orm/retrieving-data-and-resultsets.html#eager-loading-associations" text:style-name="Internet_20_link" text:visited-style-name="Visited_20_Internet_20_Link">associações de carga ansiosas</text:a> ao obter resultados.</text:p>
          </text:section>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3T03:28:09.999261227</meta:creation-date>
    <dc:date>2021-05-13T03:31:11.855472686</dc:date>
    <meta:editing-duration>PT36S</meta:editing-duration>
    <meta:editing-cycles>2</meta:editing-cycles>
    <meta:generator>LibreOffice/6.4.7.2$Linux_X86_64 LibreOffice_project/40$Build-2</meta:generator>
    <meta:document-statistic meta:table-count="10" meta:image-count="0" meta:object-count="0" meta:page-count="25" meta:paragraph-count="789" meta:word-count="7275" meta:character-count="49599" meta:non-whitespace-character-count="41351"/>
  </office:meta>
</office:document-meta>
</file>